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717in"/>
    </style:style>
    <style:style style:name="co2" style:family="table-column">
      <style:table-column-properties fo:break-before="auto" style:column-width="2.8016in"/>
    </style:style>
    <style:style style:name="co3" style:family="table-column">
      <style:table-column-properties fo:break-before="auto" style:column-width="0.889in"/>
    </style:style>
    <style:style style:name="co4" style:family="table-column">
      <style:table-column-properties fo:break-before="auto" style:column-width="1.3008in"/>
    </style:style>
    <style:style style:name="co5" style:family="table-column">
      <style:table-column-properties fo:break-before="auto" style:column-width="22.833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TimeCell" style:family="table-cell" style:parent-style-name="Default" style:data-style-name="N70"/>
  </office:automatic-styles>
  <office:body>
    <office:spreadsheet>
      <table:table table:name="tasks" table:style-name="ta1">
        <table:table-column table:style-name="co1" table:default-cell-style-name="Default"/>
        <table:table-column table:style-name="co2" table:default-cell-style-name="Default"/>
        <table:table-column table:style-name="co3" table:number-columns-repeated="4" table:default-cell-style-name="Default"/>
        <table:table-column table:style-name="co4" table:default-cell-style-name="DateTimeCell"/>
        <table:table-column table:style-name="co3" table:number-columns-repeated="3" table:default-cell-style-name="Default"/>
        <table:table-column table:style-name="co4" table:default-cell-style-name="DateTimeCell"/>
        <table:table-column table:style-name="co3" table:number-columns-repeated="3" table:default-cell-style-name="Default"/>
        <table:table-column table:style-name="co5" table:default-cell-style-name="Default"/>
        <table:table-column table:style-name="co3" table:number-columns-repeated="12" table:default-cell-style-name="Default"/>
        <table:table-row table:style-name="ro1">
          <table:table-cell office:value-type="string" calcext:value-type="string">
            <text:p>task_id</text:p>
          </table:table-cell>
          <table:table-cell office:value-type="string" calcext:value-type="string">
            <text:p>task_name</text:p>
          </table:table-cell>
          <table:table-cell office:value-type="string" calcext:value-type="string">
            <text:p>task_parent</text:p>
          </table:table-cell>
          <table:table-cell office:value-type="string" calcext:value-type="string">
            <text:p>task_milestone</text:p>
          </table:table-cell>
          <table:table-cell office:value-type="string" calcext:value-type="string">
            <text:p>task_project</text:p>
          </table:table-cell>
          <table:table-cell office:value-type="string" calcext:value-type="string">
            <text:p>task_owner</text:p>
          </table:table-cell>
          <table:table-cell table:style-name="Default" office:value-type="string" calcext:value-type="string">
            <text:p>task_start_date</text:p>
          </table:table-cell>
          <table:table-cell office:value-type="string" calcext:value-type="string">
            <text:p>task_duration</text:p>
          </table:table-cell>
          <table:table-cell office:value-type="string" calcext:value-type="string">
            <text:p>task_duration_type</text:p>
          </table:table-cell>
          <table:table-cell office:value-type="string" calcext:value-type="string">
            <text:p>task_hours_worked</text:p>
          </table:table-cell>
          <table:table-cell table:style-name="Default" office:value-type="string" calcext:value-type="string">
            <text:p>task_end_date</text:p>
          </table:table-cell>
          <table:table-cell office:value-type="string" calcext:value-type="string">
            <text:p>task_status</text:p>
          </table:table-cell>
          <table:table-cell office:value-type="string" calcext:value-type="string">
            <text:p>task_priority</text:p>
          </table:table-cell>
          <table:table-cell office:value-type="string" calcext:value-type="string">
            <text:p>task_percent_complete</text:p>
          </table:table-cell>
          <table:table-cell office:value-type="string" calcext:value-type="string">
            <text:p>task_description</text:p>
          </table:table-cell>
          <table:table-cell office:value-type="string" calcext:value-type="string">
            <text:p>task_target_budget</text:p>
          </table:table-cell>
          <table:table-cell office:value-type="string" calcext:value-type="string">
            <text:p>task_related_url</text:p>
          </table:table-cell>
          <table:table-cell office:value-type="string" calcext:value-type="string">
            <text:p>task_creator</text:p>
          </table:table-cell>
          <table:table-cell office:value-type="string" calcext:value-type="string">
            <text:p>task_order</text:p>
          </table:table-cell>
          <table:table-cell office:value-type="string" calcext:value-type="string">
            <text:p>task_client_publish</text:p>
          </table:table-cell>
          <table:table-cell office:value-type="string" calcext:value-type="string">
            <text:p>task_dynamic</text:p>
          </table:table-cell>
          <table:table-cell office:value-type="string" calcext:value-type="string">
            <text:p>task_access</text:p>
          </table:table-cell>
          <table:table-cell office:value-type="string" calcext:value-type="string">
            <text:p>task_notify</text:p>
          </table:table-cell>
          <table:table-cell office:value-type="string" calcext:value-type="string">
            <text:p>task_departments</text:p>
          </table:table-cell>
          <table:table-cell office:value-type="string" calcext:value-type="string">
            <text:p>task_contacts</text:p>
          </table:table-cell>
          <table:table-cell office:value-type="string" calcext:value-type="string">
            <text:p>task_custom</text:p>
          </table:table-cell>
          <table:table-cell office:value-type="string" calcext:value-type="string">
            <text:p>task_type</text:p>
          </table:table-cell>
        </table:table-row>
        <table:table-row table:style-name="ro1">
          <table:table-cell office:value-type="float" office:value="3" calcext:value-type="float">
            <text:p>3</text:p>
          </table:table-cell>
          <table:table-cell office:value-type="string" calcext:value-type="string">
            <text:p>Checkform</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date" office:date-value="2007-08-19T08:00:00" calcext:value-type="date">
            <text:p>08/19/07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09-30T17:00:00" calcext:value-type="date">
            <text:p>09/30/07 05:00 PM</text:p>
          </table:table-cell>
          <table:table-cell table:number-columns-repeated="2" office:value-type="float" office:value="0" calcext:value-type="float">
            <text:p>0</text:p>
          </table:table-cell>
          <table:table-cell office:value-type="float" office:value="60" calcext:value-type="float">
            <text:p>60</text:p>
          </table:table-cell>
          <table:table-cell office:value-type="string" calcext:value-type="string">
            <text:p>Finish the rest of the checks for checkform.it needs to check the following:Characters weaponsVictims weaponsCharacters stanceVictims stanceAttack direction (Can this form be used to defend agianst attack_direction x?)Areas allowedJust some notes about checkform, I'm going to break it up into sections and see if we can't make it easier to troubleshoot: <text:s text:c="3"/>Find weapon <text:s text:c="7"/>This should really be placed in a separate function: <text:s/>get_wield_info(ch, &amp;weapon, &amp;weapon_l, &amp;ch_weapon_bit, &amp;ch_weapon_bit_l); <text:s text:c="3"/>Weapon orientation <text:s text:c="7"/>This should probably be moved into a separate function also, so that we can re-use the same function to check both ch_weapon and vict_weapon <text:s text:c="3"/>Weapon check seems to be part of orientation check. <text:s/>Is this correct?The code for checkform seems a lot shorter than I remember. <text:s/>Or maybe my monitor just got bigger... haha.Ok, so let me review the total need for checkform: <text:s text:c="3"/>Check areas allowed <text:s text:c="3"/>Check weapon_orientation_ch <text:s text:c="7"/>Does this implicitly check the weapon for ch also? <text:s text:c="3"/>check weapon_orientation_vict <text:s text:c="7"/>Implicit weapon check for vict? <text:s text:c="3"/>Check attack direction <text:s text:c="3"/>Check orientation <text:s text:c="3"/>Check bodypart regionI think we might want to take a step back and try a different approach for implementing checkform. <text:s/>A decision table for each of the 6 steps above comes to mind, and we could write a function that checks each of them, call them from checkform, and I think that would simplify the logic a lot.</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 calcext:value-type="float">
            <text:p>2</text:p>
          </table:table-cell>
          <table:table-cell office:value-type="string" calcext:value-type="string">
            <text:p>Combat</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03-03-14T08:00:00" calcext:value-type="date">
            <text:p>03/14/0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1-01T17:00:00" calcext:value-type="date">
            <text:p>01/01/08 05:00 PM</text:p>
          </table:table-cell>
          <table:table-cell table:number-columns-repeated="2" office:value-type="float" office:value="0" calcext:value-type="float">
            <text:p>0</text:p>
          </table:table-cell>
          <table:table-cell office:value-type="float" office:value="50" calcext:value-type="float">
            <text:p>50</text:p>
          </table:table-cell>
          <table:table-cell office:value-type="string" calcext:value-type="string">
            <text:p>&gt; Primary stuff to make combat work:&gt; <text:s/>1. <text:s text:c="2"/>relink the last of the bodyparts&gt; <text:s/>You need anything for this?Nah, it's just data inputing.&gt; <text:s/>2. <text:s text:c="2"/>basic function for critical failures&gt; <text:s/>Easy, I already have a spot to put it.&gt; <text:s/>3. <text:s text:c="2"/>basic function for speed check&gt; <text:s/>This would go into the function to compare 2 forms and find winner vs loser.&gt; <text:s/>4. <text:s text:c="2"/>basic function for force check&gt; <text:s/>Same as aboveCool. <text:s/>I'll figure out the basic eq'ns.&gt; <text:s/>5. <text:s text:c="2"/>redo initiative&gt; <text:s/>Redo in what way?Modify the eq'ns - nothing huge. <text:s/>Get rid of the WM stuff, include some modifier funcsthat I'll write for things like agg/fthru.&gt; <text:s/>6. <text:s text:c="2"/>new mods for all modifier functions&gt; <text:s/>You handling this?Yip.&gt; <text:s/>7. <text:s text:c="2"/>add weight to pfile so it saves from creation&gt; <text:s/>EasyI also need to update the creation stats in general for the newest values. <text:s/>Halecoded 'em funny for some reason, prolly cuz he knew I was redoing them anyway.He made up values for 'em, I mean - I'll update so long as I can find where thispart of the code is.&gt; <text:s/>8. <text:s text:c="2"/>modify command interpreter to include classes (nix turn commands)&gt; <text:s/>Be easier o just add the classes as ACMD functions.Works for me, I can do that.&gt; <text:s/>9. <text:s text:c="2"/>basic function for targeting&gt; <text:s/>We have any specs on this?For the basic version starter version we're doing right now I'd say it just needs to:a) see if the bodypart existsb) see if the bodypart exists in a region that is 'allowed'. <text:s/>btw, i moved fedit_region to <text:s text:c="3"/>work for all form types so we didn't need as many spec_procs for forms like 'arm <text:s text:c="3"/>break' and 'sweep kick' (which can only target legs and feet). <text:s/>I figured this'd be <text:s text:c="3"/>easier than writing spec_procs for things that this field can handle.c) have a temp eq'n for calculating whether it hits or not. <text:s/>for now, if it misses, <text:s text:c="3"/>we can just have it miss the person entirely. <text:s/>at this point it could just be totally <text:s text:c="3"/>random or depend soley on skill value. <text:s/>maybe have it pick a number randomly <text:s text:c="3"/>between 1 and 500, and if randnum is &lt;= your skill value, it's a hit.&gt; <text:s/>10. <text:s text:c="2"/>basic function for determining wounds&gt; <text:s/>Pretty much done, unless you want to revise it, it's setup according <text:s text:c="3"/>to your bodypart docs.Great.&gt; <text:s/>11. <text:s text:c="2"/>function to resolve turn - decrement blood, set knockdown, etc&gt; <text:s/>Already have it, we just have to add the code to do the special case&gt; <text:s/>stuff, like knockdown.Good deal.</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34,</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4" calcext:value-type="float">
            <text:p>4</text:p>
          </table:table-cell>
          <table:table-cell office:value-type="string" calcext:value-type="string">
            <text:p>Player Creation</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07-07-01T08:00:00" calcext:value-type="date">
            <text:p>07/01/07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08-31T17:00:00" calcext:value-type="date">
            <text:p>08/31/07 05:00 PM</text:p>
          </table:table-cell>
          <table:table-cell table:number-columns-repeated="2" office:value-type="float" office:value="0" calcext:value-type="float">
            <text:p>0</text:p>
          </table:table-cell>
          <table:table-cell office:value-type="float" office:value="90" calcext:value-type="float">
            <text:p>90</text:p>
          </table:table-cell>
          <table:table-cell office:value-type="string" calcext:value-type="string">
            <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5" calcext:value-type="float">
            <text:p>5</text:p>
          </table:table-cell>
          <table:table-cell office:value-type="string" calcext:value-type="string">
            <text:p>Forms</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07-08-21T13:00:00" calcext:value-type="date">
            <text:p>08/21/07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12-31T17:00:00" calcext:value-type="date">
            <text:p>12/31/07 05:00 PM</text:p>
          </table:table-cell>
          <table:table-cell table:number-columns-repeated="2" office:value-type="float" office:value="0" calcext:value-type="float">
            <text:p>0</text:p>
          </table:table-cell>
          <table:table-cell office:value-type="float" office:value="15" calcext:value-type="float">
            <text:p>15</text:p>
          </table:table-cell>
          <table:table-cell office:value-type="string" calcext:value-type="string">
            <text:p>Forms need to be written for the combat system. <text:s/>Instructions attached as file.</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1,2</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6" calcext:value-type="float">
            <text:p>6</text:p>
          </table:table-cell>
          <table:table-cell office:value-type="string" calcext:value-type="string">
            <text:p>Test Forms</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2" calcext:value-type="float">
            <text:p>22</text:p>
          </table:table-cell>
          <table:table-cell office:value-type="date" office:date-value="2007-08-21T13:00:00" calcext:value-type="date">
            <text:p>08/21/07 01:00 PM</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date" office:date-value="2007-09-05T17:00:00" calcext:value-type="date">
            <text:p>09/05/07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Create test forms with explicit output to assist in testing of combat.</text:p>
          </table:table-cell>
          <table:table-cell office:value-type="float" office:value="0" calcext:value-type="float">
            <text:p>0</text:p>
          </table:table-cell>
          <table:table-cell office:value-type="string" calcext:value-type="string">
            <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7" calcext:value-type="float">
            <text:p>7</text:p>
          </table:table-cell>
          <table:table-cell office:value-type="string" calcext:value-type="string">
            <text:p>Bodyparts</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date" office:date-value="2007-08-21T13:00:00" calcext:value-type="date">
            <text:p>08/21/07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12-31T17:00:00" calcext:value-type="date">
            <text:p>12/31/07 05:00 PM</text:p>
          </table:table-cell>
          <table:table-cell table:number-columns-repeated="2" office:value-type="float" office:value="0" calcext:value-type="float">
            <text:p>0</text:p>
          </table:table-cell>
          <table:table-cell office:value-type="float" office:value="90" calcext:value-type="float">
            <text:p>90</text:p>
          </table:table-cell>
          <table:table-cell office:value-type="string" calcext:value-type="string">
            <text:p>Bodyparts need to be set up for combat.</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1,2,5</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8" calcext:value-type="float">
            <text:p>8</text:p>
          </table:table-cell>
          <table:table-cell office:value-type="string" calcext:value-type="string">
            <text:p>Craft code</text:p>
          </table:table-cell>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7-08-23T08:00:00" calcext:value-type="date">
            <text:p>08/23/07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09-30T17:00:00" calcext:value-type="date">
            <text:p>09/30/07 05:00 PM</text:p>
          </table:table-cell>
          <table:table-cell table:number-columns-repeated="2" office:value-type="float" office:value="0" calcext:value-type="float">
            <text:p>0</text:p>
          </table:table-cell>
          <table:table-cell office:value-type="float" office:value="95" calcext:value-type="float">
            <text:p>95</text:p>
          </table:table-cell>
          <table:table-cell office:value-type="string" calcext:value-type="string">
            <text:p>The craft code is mostly complete. <text:s/>Just needs testing and may need some bugfixes and other final touches.</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9" calcext:value-type="float">
            <text:p>9</text:p>
          </table:table-cell>
          <table:table-cell office:value-type="string" calcext:value-type="string">
            <text:p>Quest skill system</text:p>
          </table:table-cell>
          <table:table-cell office:value-type="float" office:value="9" calcext:value-type="float">
            <text:p>9</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7-08-23T08:00:00" calcext:value-type="date">
            <text:p>08/23/07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10-31T17:00:00" calcext:value-type="date">
            <text:p>10/31/07 05:00 PM</text:p>
          </table:table-cell>
          <table:table-cell table:number-columns-repeated="2" office:value-type="float" office:value="0" calcext:value-type="float">
            <text:p>0</text:p>
          </table:table-cell>
          <table:table-cell office:value-type="float" office:value="70" calcext:value-type="float">
            <text:p>70</text:p>
          </table:table-cell>
          <table:table-cell office:value-type="string" calcext:value-type="string">
            <text:p>The quest skill purchase system is mostly completed. <text:s/>However it may need some testing and code cleanup, and it may need a few more features to be added.</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1,2,3</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 calcext:value-type="float">
            <text:p>10</text:p>
          </table:table-cell>
          <table:table-cell office:value-type="string" calcext:value-type="string">
            <text:p>Re-enable old skills</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7-08-23T08:00:00" calcext:value-type="date">
            <text:p>08/23/07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10-31T17:00:00" calcext:value-type="date">
            <text:p>10/31/07 05:00 PM</text:p>
          </table:table-cell>
          <table:table-cell table:number-columns-repeated="2" office:value-type="float" office:value="0" calcext:value-type="float">
            <text:p>0</text:p>
          </table:table-cell>
          <table:table-cell office:value-type="float" office:value="80" calcext:value-type="float">
            <text:p>80</text:p>
          </table:table-cell>
          <table:table-cell office:value-type="string" calcext:value-type="string">
            <text:p>Make sure all the 'basic' skills like hide, sneak, peek, etc all work correctly.<text:line-break/><text:line-break/>Make skills that used to be guild specific available as quest skills. (Tool, for example).</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1" calcext:value-type="float">
            <text:p>11</text:p>
          </table:table-cell>
          <table:table-cell office:value-type="string" calcext:value-type="string">
            <text:p>Automated quests</text:p>
          </table:table-cell>
          <table:table-cell office:value-type="float" office:value="11" calcext:value-type="float">
            <text:p>11</text:p>
          </table:table-cell>
          <table:table-cell office:value-type="float" office:value="0" calcext:value-type="float">
            <text:p>0</text:p>
          </table:table-cell>
          <table:table-cell office:value-type="float" office:value="5" calcext:value-type="float">
            <text:p>5</text:p>
          </table:table-cell>
          <table:table-cell office:value-type="float" office:value="21" calcext:value-type="float">
            <text:p>21</text:p>
          </table:table-cell>
          <table:table-cell office:value-type="date" office:date-value="2007-08-25T11:15:00" calcext:value-type="date">
            <text:p>08/25/07 11:15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9-09-28T17:00:00" calcext:value-type="date">
            <text:p>09/28/09 05:00 PM</text:p>
          </table:table-cell>
          <table:table-cell table:number-columns-repeated="2" office:value-type="float" office:value="0" calcext:value-type="float">
            <text:p>0</text:p>
          </table:table-cell>
          <table:table-cell office:value-type="float" office:value="30" calcext:value-type="float">
            <text:p>30</text:p>
          </table:table-cell>
          <table:table-cell office:value-type="string" calcext:value-type="string">
            <text:p>Automated quests are quests that do not require immortal oversight or intervention. <text:s/>A mob script (or special procedure) is created that will walk a player through the quest, asking them to solve riddles, find secret passageways, get through mazes, etc etc. <text:s/>Once they perform the required task, they might find a special object, or a token that has to be returned to the quest mob in exchange for qps or exp.</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2" calcext:value-type="float">
            <text:p>12</text:p>
          </table:table-cell>
          <table:table-cell office:value-type="string" calcext:value-type="string">
            <text:p>Mail search</text:p>
          </table:table-cell>
          <table:table-cell office:value-type="float" office:value="12" calcext:value-type="float">
            <text:p>12</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7-08-25T13:00:00" calcext:value-type="date">
            <text:p>08/25/07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12-31T17:00:00" calcext:value-type="date">
            <text:p>12/31/07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make it so you can 'search' through mud mail.</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3" calcext:value-type="float">
            <text:p>13</text:p>
          </table:table-cell>
          <table:table-cell office:value-type="string" calcext:value-type="string">
            <text:p>Virtual Board Search</text:p>
          </table:table-cell>
          <table:table-cell office:value-type="float" office:value="13" calcext:value-type="float">
            <text:p>13</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date" office:date-value="2007-08-25T13:00:00" calcext:value-type="date">
            <text:p>08/25/07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12-31T17:00:00" calcext:value-type="date">
            <text:p>12/31/07 05:00 PM</text:p>
          </table:table-cell>
          <table:table-cell table:number-columns-repeated="3" office:value-type="float" office:value="0" calcext:value-type="float">
            <text:p>0</text:p>
          </table:table-cell>
          <table:table-cell office:value-type="string" calcext:value-type="string">
            <text:p>Make it so you can search virtual board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14" calcext:value-type="float">
            <text:p>14</text:p>
          </table:table-cell>
          <table:table-cell office:value-type="string" calcext:value-type="string">
            <text:p>Mail filters</text:p>
          </table:table-cell>
          <table:table-cell office:value-type="float" office:value="14" calcext:value-type="float">
            <text:p>14</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date" office:date-value="2007-08-25T13:00:00" calcext:value-type="date">
            <text:p>08/25/07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12-31T17:00:00" calcext:value-type="date">
            <text:p>12/31/07 05:00 PM</text:p>
          </table:table-cell>
          <table:table-cell table:number-columns-repeated="3" office:value-type="float" office:value="0" calcext:value-type="float">
            <text:p>0</text:p>
          </table:table-cell>
          <table:table-cell office:value-type="string" calcext:value-type="string">
            <text:p>Allow creating filters to automatically put mail into a certain folder if it's from a certain player or if the subject line contains a certain string of text.</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15" calcext:value-type="float">
            <text:p>15</text:p>
          </table:table-cell>
          <table:table-cell office:value-type="string" calcext:value-type="string">
            <text:p>Mail reply</text:p>
          </table:table-cell>
          <table:table-cell office:value-type="float" office:value="15" calcext:value-type="float">
            <text:p>15</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7-08-25T13:00:00" calcext:value-type="date">
            <text:p>08/25/07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08-31T17:00:00" calcext:value-type="date">
            <text:p>08/31/07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Add a 'reply' and 'replyall' option to the mail command to allow replying to messages and keeping the subject line in tact (Add a 'Re:' to the begining of the line).</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6" calcext:value-type="float">
            <text:p>16</text:p>
          </table:table-cell>
          <table:table-cell office:value-type="string" calcext:value-type="string">
            <text:p>Mob programs</text:p>
          </table:table-cell>
          <table:table-cell office:value-type="float" office:value="16" calcext:value-type="float">
            <text:p>16</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7-08-25T13:00:00" calcext:value-type="date">
            <text:p>08/25/07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08-31T17:00:00" calcext:value-type="date">
            <text:p>08/31/07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We need mob programs/scripts so that builders can create more interactive mobs without needing:<text:line-break/><text:line-break/>1.) <text:s/>To learn how to code<text:line-break/>or<text:line-break/>2.) <text:s/>To get a coder to write the code for them.<text:line-break/><text:line-break/>ROM's mob prog system is very simple and easy to use, and could be used as an example.</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string" calcext:value-type="string">
            <text:p>Improve Save/Load</text:p>
          </table:table-cell>
          <table:table-cell office:value-type="float" office:value="17" calcext:value-type="float">
            <text:p>17</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date" office:date-value="2007-08-25T13:00:00" calcext:value-type="date">
            <text:p>08/25/07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08-31T17:00:00" calcext:value-type="date">
            <text:p>08/31/07 05:00 PM</text:p>
          </table:table-cell>
          <table:table-cell table:number-columns-repeated="3" office:value-type="float" office:value="0" calcext:value-type="float">
            <text:p>0</text:p>
          </table:table-cell>
          <table:table-cell office:value-type="string" calcext:value-type="string">
            <text:p>This task may need to have some subtasks. <text:s/>A few highlights:<text:line-break/><text:line-break/>We shouldn't be saving any data we don't have too. <text:s/>For example, object strings that have not been customized should not be saved. <text:s/>The prototype object is already in memory, as are the strings. <text:s/>When we load an object, we should just point the pointers at the existing strings in memory. <text:s/>This would reduce memory consumption as well as storage space and SQL query overhead.<text:line-break/><text:line-break/>We probably shouldn't be saving extra descriptions at all. <text:s/>As far as I know they can not be customized outside of OLC, so why not just load the ex-desc from the OLC prototype instead of saving 5,000 copies of the same damn map of Cairhien?<text:line-break/><text:line-break/>And then last but not least, and save/load code that issues multiple SQL statements in a row should use Saga's query concatenation code to combine them into one very large query to reduce the query overhead.<text:line-break/><text:line-break/>Rule: <text:s/>ALL QUERIES should be using sqlQuery, and should -always- check the return value from sqlQuery before calling mysql_store_result, because if you call mysql_store_result after sqlQuery returns an error, it will crash the mud. <text:s/>Always insert some sort of syserr in the if-check block to log message about a database problem. <text:s/>syserr automatically records the source code file and line number to make tracking down the problem easier.<text:line-break/><text:line-break/>Rule: <text:s/>No more DELETE/INSERT or REPLACE queries. <text:s/>If a record already exists, UPDATE it. <text:s/>If no record exists, insert it, but do not try to run a DELETE before hand.<text:line-break/><text:line-break/>DELETE/INSERT combo's and REPLACE statements cause problems with referential integrity checks. <text:s/>For example, if a table has a foreign key with an ON DELETE CASCADE rule, and the corresponding row for that record is deleted and then re-inserted in the parent table, it will delete the row from the child table, causing all kinds of data loss.</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8" calcext:value-type="float">
            <text:p>18</text:p>
          </table:table-cell>
          <table:table-cell office:value-type="string" calcext:value-type="string">
            <text:p>Finish website code</text:p>
          </table:table-cell>
          <table:table-cell office:value-type="float" office:value="18" calcext:value-type="float">
            <text:p>18</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date" office:date-value="2007-08-25T14:00:00" calcext:value-type="date">
            <text:p>08/25/07 0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08-31T17:00:00" calcext:value-type="date">
            <text:p>08/31/07 05:00 PM</text:p>
          </table:table-cell>
          <table:table-cell table:number-columns-repeated="3" office:value-type="float" office:value="0" calcext:value-type="float">
            <text:p>0</text:p>
          </table:table-cell>
          <table:table-cell office:value-type="string" calcext:value-type="string">
            <text:p>The website was supposed to include such features as:<text:line-break/><text:line-break/>Reading/writing virtual board messages<text:line-break/>Reading/writing mudmail<text:line-break/><text:line-break/>Access to certain player info, score sheet, skills, etc.<text:line-break/><text:line-break/>Reading and writing any kind of long string of text is obviously going to be more convienient online than in a MUD client, also means players can read and respond to messages without having to enter an editor and interrupt whatever they are doing in game. <text:s/>Examples of such editors include (but are not limited to):<text:line-break/><text:line-break/>editpolicy<text:line-break/>mpedit<text:line-break/>edittext</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9" calcext:value-type="float">
            <text:p>19</text:p>
          </table:table-cell>
          <table:table-cell office:value-type="string" calcext:value-type="string">
            <text:p>Cleanup who-list</text:p>
          </table:table-cell>
          <table:table-cell office:value-type="float" office:value="19" calcext:value-type="float">
            <text:p>19</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07-08-25T14:00:00" calcext:value-type="date">
            <text:p>08/25/07 0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12-31T17:00:00" calcext:value-type="date">
            <text:p>12/31/07 05:00 PM</text:p>
          </table:table-cell>
          <table:table-cell table:number-columns-repeated="3" office:value-type="float" office:value="0" calcext:value-type="float">
            <text:p>0</text:p>
          </table:table-cell>
          <table:table-cell office:value-type="string" calcext:value-type="string">
            <text:p>The who list looks like crap. <text:s/>We need to make it look more appropriate, especially for older clients:<text:line-break/><text:line-break/> - Reduce the size of imm pre-titles. <text:s/>No-one ever uses the allocated space, so make it smaller. <text:s/>The current allocated space is 27, this could easily be shrunk to 20. <text:s/>A quick check of the database shows the longest pre-title is currently 19 characters.<text:line-break/> - Get rid of all the extra spaces between the pretitle, the (T), (L) and (RP) flags. <text:s/>There should not be a space between any of these, because most players don't have them, and it leaves an 11 space gap between pre-title and name for imms, and a 6 space gap for morts. <text:s/>This should be a 7 space gap for imms, and a 3 space gap for morts.</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0" calcext:value-type="float">
            <text:p>20</text:p>
          </table:table-cell>
          <table:table-cell office:value-type="string" calcext:value-type="string">
            <text:p>Web Assisted RP</text:p>
          </table:table-cell>
          <table:table-cell office:value-type="float" office:value="20" calcext:value-type="float">
            <text:p>20</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date" office:date-value="2008-01-21T10:00:00" calcext:value-type="date">
            <text:p>01/21/08 10:00 AM</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office:value-type="date" office:date-value="2009-01-01T17:00:00" calcext:value-type="date">
            <text:p>01/01/09 05:00 PM</text:p>
          </table:table-cell>
          <table:table-cell table:number-columns-repeated="3" office:value-type="float" office:value="0" calcext:value-type="float">
            <text:p>0</text:p>
          </table:table-cell>
          <table:table-cell office:value-type="string" calcext:value-type="string">
            <text:p>Build a PHP form that a user can use to type up an emote, and once finished, click the 'submit' button and have it immediately posted to the MUD for them. <text:s/>You can use the status port to accomplish this.<text:line-break/><text:line-break/>As an optional added bonus, if anyone decides to revamp the RP log system to take advantage of MySQL, you could also incorporate that RP log data into this form, so that the user could hit a 'refresh' button and actually see emotes posted from other users in the room as he's writing his emote.<text:line-break/><text:line-break/>This would greatly assist users who either don't have MUD clients or don't have nicer ones with built in text editors.<text:line-break/><text:line-break/>Another additional option would be to add in AJAX support so that the current form could be saved and/or emote updates from the room automatically displayed without the user having to click any buttons on the form.</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1</text:p>
          </table:table-cell>
          <table:table-cell office:value-type="string" calcext:value-type="string">
            <text:p>1,2,3,4</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1" calcext:value-type="float">
            <text:p>21</text:p>
          </table:table-cell>
          <table:table-cell office:value-type="string" calcext:value-type="string">
            <text:p>Revamp RPlog system</text:p>
          </table:table-cell>
          <table:table-cell office:value-type="float" office:value="21" calcext:value-type="float">
            <text:p>21</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date" office:date-value="2008-01-21T10:00:00" calcext:value-type="date">
            <text:p>01/21/08 10:00 AM</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office:value-type="date" office:date-value="2009-01-01T17:00:00" calcext:value-type="date">
            <text:p>01/01/09 05:00 PM</text:p>
          </table:table-cell>
          <table:table-cell table:number-columns-repeated="3" office:value-type="float" office:value="0" calcext:value-type="float">
            <text:p>0</text:p>
          </table:table-cell>
          <table:table-cell office:value-type="string" calcext:value-type="string">
            <text:p>The current RP log system appends an RPlog session to an HTML file suitable for placing on the website. <text:s/>The current code is only available to a limited number of players.<text:line-break/><text:line-break/>I would like to see the system revamped, so that the raw data is inserted into a MySQL database table. <text:s/>Then a player could use web based PHP tools to manage his RP logs or to save them as text or HTML files for his or her own use.<text:line-break/><text:line-break/>This would also allow for improved interoperability with other parts of the codebase.<text:line-break/><text:line-break/>This would also allow for WM/CM logs to be submitted to the WM/CM department directly using in game functionality without requiring the user to do any manual logging on his side. <text:s/>It would also give us the option if we ever needed it, to allow more people the ability to grade logs. <text:s/>The code could automatically substitute names with fake names to help prevent biased grading.</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1,2,3,4,5</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2" calcext:value-type="float">
            <text:p>22</text:p>
          </table:table-cell>
          <table:table-cell office:value-type="string" calcext:value-type="string">
            <text:p>Description Viewing of Offline Characters</text:p>
          </table:table-cell>
          <table:table-cell office:value-type="float" office:value="22" calcext:value-type="float">
            <text:p>22</text:p>
          </table:table-cell>
          <table:table-cell office:value-type="float" office:value="0" calcext:value-type="float">
            <text:p>0</text:p>
          </table:table-cell>
          <table:table-cell office:value-type="float" office:value="5" calcext:value-type="float">
            <text:p>5</text:p>
          </table:table-cell>
          <table:table-cell office:value-type="float" office:value="11" calcext:value-type="float">
            <text:p>11</text:p>
          </table:table-cell>
          <table:table-cell office:value-type="date" office:date-value="2008-01-23T11:00:00" calcext:value-type="date">
            <text:p>01/23/08 11: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1-31T17:00:00" calcext:value-type="date">
            <text:p>01/31/08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Enable an Immortal-only command that allows the Immortal to view the description and additional descriptions of offline characters. This would have similar functionality to just using the "glance" command. Perhaps something like "offglance &lt;charname&gt; &lt;keyword&gt;"<text:line-break/><text:line-break/>I would -not- suggest putting in functionality to check alternate descriptions, because that's some characters have alternate descriptions that they would rather not have the MUD public see (secret identity, NSFW, etc).<text:line-break/><text:line-break/>This would be useful in checking the descriptions of Seekers while offline, and so could be useful for Guildleaders to have access too also.</text:p>
          </table:table-cell>
          <table:table-cell office:value-type="float" office:value="0" calcext:value-type="float">
            <text:p>0</text:p>
          </table:table-cell>
          <table:table-cell office:value-type="string" calcext:value-type="string">
            <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string" calcext:value-type="string">
            <text:p>1</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3" calcext:value-type="float">
            <text:p>23</text:p>
          </table:table-cell>
          <table:table-cell office:value-type="string" calcext:value-type="string">
            <text:p>Calculating OFA and Displaying it in Score</text:p>
          </table:table-cell>
          <table:table-cell office:value-type="float" office:value="23" calcext:value-type="float">
            <text:p>23</text:p>
          </table:table-cell>
          <table:table-cell office:value-type="float" office:value="0" calcext:value-type="float">
            <text:p>0</text:p>
          </table:table-cell>
          <table:table-cell table:number-columns-repeated="2" office:value-type="float" office:value="5" calcext:value-type="float">
            <text:p>5</text:p>
          </table:table-cell>
          <table:table-cell office:value-type="date" office:date-value="2008-01-23T11:00:00" calcext:value-type="date">
            <text:p>01/23/08 11: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1-31T17:00:00" calcext:value-type="date">
            <text:p>01/31/08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Calculate Overall (Melee) Fighting Ability in-game, and display it in a character's score. Whichever Code begins work on this should contact Parol (mit_wm@yahoo.com or on the MUD) to receive the exact OFA formula. Calculating the formula will require access to the following information: Whether or not the character is a channeler, the character's level, the character's physical stats (Strength, Dexterity, Constitution), and the character's WM score.<text:line-break/><text:line-break/>The resulting OFA score is a number with 2 or 3 digits before the decimal place, and one afterwards. It should be shown in the "score" command, probably right after the Channeling information. It would be shown on all pfiles, with the following description: "Overall Fighting Ability: ###.#"<text:line-break/><text:line-break/>Duren's addendum: <text:s/>Remember, anything added to score MUST be added to stat! <text:s/>We don't want data visible to players that we can't see in stat!</text:p>
          </table:table-cell>
          <table:table-cell office:value-type="float" office:value="0" calcext:value-type="float">
            <text:p>0</text:p>
          </table:table-cell>
          <table:table-cell office:value-type="string" calcext:value-type="string">
            <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5</text:p>
          </table:table-cell>
          <table:table-cell office:value-type="string" calcext:value-type="string">
            <text:p>1</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office:value-type="string" calcext:value-type="string">
            <text:p>mob rememberperm command</text:p>
          </table:table-cell>
          <table:table-cell office:value-type="float" office:value="24" calcext:value-type="float">
            <text:p>24</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8-01-23T08:00:00" calcext:value-type="date">
            <text:p>01/23/08 08:00 AM</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office:value-type="date" office:date-value="2010-11-12T17:00:00" calcext:value-type="date">
            <text:p>11/12/10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Add a 'rememberperm' mob special command which is similiar to the mob 'remember' command. <text:s/>However, instead of just taking the name of a player as the argument, it should take the name of a player as well as a string of text. <text:s/>This data should be stored in the database so that any mob running this mob program will remember that set of data about the specified player, even after reboots.<text:line-break/><text:line-break/>A corresponding 'forgetperm' command should also be created to remove a specific record that was remembered. <text:s/>For example:<text:line-break/><text:line-break/>mob rememberperm Duren test1<text:line-break/><text:line-break/>Would store 'test1' under 'Duren' for this mob-prog.<text:line-break/><text:line-break/>mob forgetperm Duren test1<text:line-break/><text:line-break/>Would delete the 'test1' record for Duren from this mob_prog.<text:line-break/><text:line-break/>A third command, 'forgetallperm' should also be added, to forget all saved records for a specific player, for example:<text:line-break/><text:line-break/>mob forgetallperm Duren<text:line-break/><text:line-break/>Would delete all saved records for this mob-prog associated with Duren.</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1" calcext:value-type="float">
            <text:p>3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1,2,3,6</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5" calcext:value-type="float">
            <text:p>25</text:p>
          </table:table-cell>
          <table:table-cell office:value-type="string" calcext:value-type="string">
            <text:p>Needed: Sittable Objects</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date" office:date-value="2008-01-25T15:00:00" calcext:value-type="date">
            <text:p>01/25/08 03:00 PM</text:p>
          </table:table-cell>
          <table:table-cell office:value-type="float" office:value="1" calcext:value-type="float">
            <text:p>1</text:p>
          </table:table-cell>
          <table:table-cell office:value-type="float" office:value="24" calcext:value-type="float">
            <text:p>24</text:p>
          </table:table-cell>
          <table:table-cell office:value-type="float" office:value="0" calcext:value-type="float">
            <text:p>0</text:p>
          </table:table-cell>
          <table:table-cell office:value-type="date" office:date-value="2008-02-29T14:00:00" calcext:value-type="date">
            <text:p>02/29/08 02:00 PM</text:p>
          </table:table-cell>
          <table:table-cell table:number-columns-repeated="2" office:value-type="float" office:value="0" calcext:value-type="float">
            <text:p>0</text:p>
          </table:table-cell>
          <table:table-cell office:value-type="float" office:value="30" calcext:value-type="float">
            <text:p>30</text:p>
          </table:table-cell>
          <table:table-cell office:value-type="string" calcext:value-type="string">
            <text:p>I need someone to code a flag so that players may sit ON objects, such as chairs, fountains, benches, etc.<text:line-break/><text:line-break/>I also have an idea for mobscripts that will require and make use of being able to set objects ON object. This will require two things:<text:line-break/><text:line-break/>One is the SIT flag. Any objects with a SIT flag can be sat upon, such as a fountain, a chair, a bench, a couch, etc.<text:line-break/><text:line-break/>Also, I will need an ON flag. Any objects with an ON flag will be able to have other objects sat on top of them. I need this ON flag so that I can create quests where I put objects ON other objects to create some desired effect.<text:line-break/><text:line-break/>Also, there needs to be some sort of way that objects can be both SIT and ON. However, if objects are ON another object, then PCs should not be able to sit on them. They should receive a message saying, "There is already something on the bench/chair/fountain, etc."</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26" calcext:value-type="float">
            <text:p>26</text:p>
          </table:table-cell>
          <table:table-cell office:value-type="string" calcext:value-type="string">
            <text:p>Automatic 'lines' setting</text:p>
          </table:table-cell>
          <table:table-cell office:value-type="float" office:value="26" calcext:value-type="float">
            <text:p>26</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8-01-26T08:00:00" calcext:value-type="date">
            <text:p>01/26/08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9-01-01T17:00:00" calcext:value-type="date">
            <text:p>01/01/09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Almost all modern MUD clients support sending window size information to the MUD, and the MUD currently supports receiving it. <text:s/>What I would like to see is the 'lines' command modified in the following way:<text:line-break/><text:line-break/>lines auto <text:s text:c="2"/>- Would set lines to automatic mode, which would be the users screen size minus say, 5 lines.<text:line-break/><text:line-break/>lines -# <text:s text:c="2"/>- Would set lines to users screen size, minus whatever # they choose.<text:line-break/><text:line-break/>This would be in addition to the regular old:<text:line-break/><text:line-break/>lines # <text:s text:c="2"/>- which just sets the lines to a static number.<text:line-break/><text:line-break/>Also, just typing 'lines' with no arguments should give you:<text:line-break/><text:line-break/>Syntax for usage, current lines setting, and current window size. <text:s/>(Height and width)<text:line-break/><text:line-break/>* Additional note: <text:s/>The window state information will probably need to be saved in order for it to persist over copyovers.</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7" calcext:value-type="float">
            <text:p>27</text:p>
          </table:table-cell>
          <table:table-cell office:value-type="string" calcext:value-type="string">
            <text:p>Automated Quest List</text:p>
          </table:table-cell>
          <table:table-cell office:value-type="float" office:value="27" calcext:value-type="float">
            <text:p>27</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date" office:date-value="2008-01-28T08:00:00" calcext:value-type="date">
            <text:p>01/28/08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2-29T17:00:00" calcext:value-type="date">
            <text:p>02/29/08 05: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I am proposing setting up some kind of board to keep track of automated quests.<text:line-break/><text:line-break/>Some kind of GLB, like GLB QU. <text:line-break/><text:line-break/>That way, we can keep track of quests.<text:line-break/><text:line-break/><text:line-break/>**I have a quest list now. You can view it by typing GLB QU SHOW. **</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30" calcext:value-type="float">
            <text:p>30</text:p>
          </table:table-cell>
          <table:table-cell office:value-type="string" calcext:value-type="string">
            <text:p>OFA List</text:p>
          </table:table-cell>
          <table:table-cell office:value-type="float" office:value="30" calcext:value-type="float">
            <text:p>30</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date" office:date-value="2008-02-04T13:00:00" calcext:value-type="date">
            <text:p>02/04/08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2-08T17:00:00" calcext:value-type="date">
            <text:p>02/08/08 05:00 PM</text:p>
          </table:table-cell>
          <table:table-cell table:number-columns-repeated="3" office:value-type="float" office:value="0" calcext:value-type="float">
            <text:p>0</text:p>
          </table:table-cell>
          <table:table-cell office:value-type="string" calcext:value-type="string">
            <text:p>Provide Immortals with a command which would display the following information in a format sortable by any of the columns:<text:line-break/><text:line-break/>Character Name, OFA, Highest WM Skill, Percent of Highest WM Skill, Strength, Dexterity, Constitution, Date Last Online, Date Last RPed, Guilds, Level, Channeler Yes/No.<text:line-break/><text:line-break/>A display format similar to Multiguild &lt;guild&gt; list would be nice. If some of those columns need to be dropped out, I would do so in the following order: Guilds, Channeler Yes/No, Date Last Online. If more still needs to be dropped, dropping the WM fields would be acceptable, but I would prefer not to.<text:line-break/><text:line-break/>It would be exceptionally nice to be able to input cutoffs, for instance, to see the OFA of those characters who RPed in the last 120 days, one might type: "OFAlist RP 120 0" (for 120 days previously to 0 days previously).</text:p>
          </table:table-cell>
          <table:table-cell office:value-type="float" office:value="0" calcext:value-type="float">
            <text:p>0</text:p>
          </table:table-cell>
          <table:table-cell office:value-type="string" calcext:value-type="string">
            <text:p>NULL</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1,5</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9" calcext:value-type="float">
            <text:p>29</text:p>
          </table:table-cell>
          <table:table-cell office:value-type="string" calcext:value-type="string">
            <text:p>Clean up data access functions</text:p>
          </table:table-cell>
          <table:table-cell office:value-type="float" office:value="29" calcext:value-type="float">
            <text:p>29</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8-02-02T12:00:00" calcext:value-type="date">
            <text:p>02/02/08 1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3-31T17:00:00" calcext:value-type="date">
            <text:p>03/31/08 05:00 PM</text:p>
          </table:table-cell>
          <table:table-cell table:number-columns-repeated="3" office:value-type="float" office:value="0" calcext:value-type="float">
            <text:p>0</text:p>
          </table:table-cell>
          <table:table-cell office:value-type="string" calcext:value-type="string">
            <text:p>Currently the code offers several different methods for accessing the same data. <text:s/>In utils.h, there are macros for accessing pretty much every field one could find on a pfile. <text:s/>Then, in character.c, there are functions that essentially redefine the exact same code contained in the Macros.<text:line-break/><text:line-break/>What I would like to see is this:<text:line-break/><text:line-break/>Complete the set/get methods:<text:line-break/><text:line-break/>Remove #include "structs.h"<text:line-break/>from all files except for character.c<text:line-break/><text:line-break/>This way, all access to the structures in structs.h must be made through the set/get functions in character.c<text:line-break/><text:line-break/>This will force all coders to use a consistent method for accessing these structures.<text:line-break/><text:line-break/>P.S. <text:s/>These functions should all be defined as 'inline' for performance reasons.<text:line-break/><text:line-break/>Now, back to reality:<text:line-break/><text:line-break/>I realize that the above would be almost an impossible feat. <text:s/>A much more managable solution, although less ideal, would be to get rid of all the set/get functions in character.c, and replace all calls to those functions with the utility macros defined in utils.h. <text:s/>At least this way we only have 2 ways to access the same piece of data instead of 3.</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31" calcext:value-type="float">
            <text:p>31</text:p>
          </table:table-cell>
          <table:table-cell office:value-type="string" calcext:value-type="string">
            <text:p>Improve bug reporting code</text:p>
          </table:table-cell>
          <table:table-cell office:value-type="float" office:value="31" calcext:value-type="float">
            <text:p>31</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8-02-05T08:00:00" calcext:value-type="date">
            <text:p>02/05/08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2-29T17:00:00" calcext:value-type="date">
            <text:p>02/29/08 05:00 PM</text:p>
          </table:table-cell>
          <table:table-cell table:number-columns-repeated="3" office:value-type="float" office:value="0" calcext:value-type="float">
            <text:p>0</text:p>
          </table:table-cell>
          <table:table-cell office:value-type="string" calcext:value-type="string">
            <text:p>Features to add:<text:line-break/><text:line-break/>1.) <text:s/>Allow players to view their own bug reports.<text:line-break/><text:line-break/>2.) <text:s/>Allow coders to post comments about a bug. <text:s/>These comments should be attached to the bug and viewable by the player who posted the bug.<text:line-break/><text:line-break/>3.) <text:s/>Players should be able to respond to such comments. <text:s/>This would allow a dialog between coders and players that is recorded and attached to the bug report.<text:line-break/><text:line-break/>4.) <text:s/>When bugs are reported, the vnum the character was in should be recorded because often bugs may be room specific or the bug may be a typo in the room.<text:line-break/><text:line-break/>6.) <text:s/>When a player reports a bug, he/she should have the option of setting a severity rating (which could then be over-ridden by a coder.)<text:line-break/><text:line-break/>5.) <text:s/>A 'category' field should be added so bugs can be categorized between 'Coding' and 'Building'.</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32" calcext:value-type="float">
            <text:p>32</text:p>
          </table:table-cell>
          <table:table-cell office:value-type="string" calcext:value-type="string">
            <text:p>Update Multiguild Rank code</text:p>
          </table:table-cell>
          <table:table-cell office:value-type="float" office:value="32" calcext:value-type="float">
            <text:p>32</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8-02-05T11:00:00" calcext:value-type="date">
            <text:p>02/05/08 11: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9-02-01T17:00:00" calcext:value-type="date">
            <text:p>02/01/09 05:00 PM</text:p>
          </table:table-cell>
          <table:table-cell table:number-columns-repeated="3" office:value-type="float" office:value="0" calcext:value-type="float">
            <text:p>0</text:p>
          </table:table-cell>
          <table:table-cell office:value-type="string" calcext:value-type="string">
            <text:p>Rather than just letting guild leaders assign arbitrary guild ranks to players. <text:s/>Rather, a guild leader should be able to create a -list- of ranks. <text:s/>That list would be stored in a MySQL table, and only the rank number would need to be assigned to the player. <text:s/>This would allow code checks on if player #1 is ranked higher than player #2.<text:line-break/><text:line-break/>Subranks may or may not need to use the same system. <text:s/>If such a system is coded for subrank, remember that there would be a different list of 'subranks' for each 'rank'. <text:s/>This could possibly lead to a huge number of subranks in total. <text:s/>Therefore if may be wise to make it possible to still set arbitrary subrank text on a player.</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33" calcext:value-type="float">
            <text:p>33</text:p>
          </table:table-cell>
          <table:table-cell office:value-type="string" calcext:value-type="string">
            <text:p>Convert Player Houses to MySQL</text:p>
          </table:table-cell>
          <table:table-cell office:value-type="float" office:value="33" calcext:value-type="float">
            <text:p>33</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8-02-06T08:00:00" calcext:value-type="date">
            <text:p>02/06/08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9-02-01T17:00:00" calcext:value-type="date">
            <text:p>02/01/09 05:00 PM</text:p>
          </table:table-cell>
          <table:table-cell table:number-columns-repeated="3" office:value-type="float" office:value="0" calcext:value-type="float">
            <text:p>0</text:p>
          </table:table-cell>
          <table:table-cell office:value-type="string" calcext:value-type="string">
            <text:p>Player houses need to be converted to be saved in a MySQL database table rather than the current binary file they are saved in.</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3,6</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34" calcext:value-type="float">
            <text:p>34</text:p>
          </table:table-cell>
          <table:table-cell office:value-type="string" calcext:value-type="string">
            <text:p>Earring EQ Slot</text:p>
          </table:table-cell>
          <table:table-cell office:value-type="float" office:value="34" calcext:value-type="float">
            <text:p>34</text:p>
          </table:table-cell>
          <table:table-cell office:value-type="float" office:value="0" calcext:value-type="float">
            <text:p>0</text:p>
          </table:table-cell>
          <table:table-cell office:value-type="float" office:value="6" calcext:value-type="float">
            <text:p>6</text:p>
          </table:table-cell>
          <table:table-cell office:value-type="float" office:value="14" calcext:value-type="float">
            <text:p>14</text:p>
          </table:table-cell>
          <table:table-cell office:value-type="date" office:date-value="2008-02-15T08:00:00" calcext:value-type="date">
            <text:p>02/15/08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2-29T17:00:00" calcext:value-type="date">
            <text:p>02/29/08 05:00 PM</text:p>
          </table:table-cell>
          <table:table-cell table:number-columns-repeated="3" office:value-type="float" office:value="0" calcext:value-type="float">
            <text:p>0</text:p>
          </table:table-cell>
          <table:table-cell office:value-type="string" calcext:value-type="string">
            <text:p>It would be nice to increase the current equipment slots to include earrings for variety (and also to make the Seafolk's Guild EQ valid again).</text:p>
          </table:table-cell>
          <table:table-cell office:value-type="float" office:value="0" calcext:value-type="float">
            <text:p>0</text:p>
          </table:table-cell>
          <table:table-cell office:value-type="string" calcext:value-type="string">
            <text:p/>
          </table:table-cell>
          <table:table-cell office:value-type="float" office:value="14" calcext:value-type="float">
            <text:p>1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35" calcext:value-type="float">
            <text:p>35</text:p>
          </table:table-cell>
          <table:table-cell office:value-type="string" calcext:value-type="string">
            <text:p>Create Non-Combat EQ</text:p>
          </table:table-cell>
          <table:table-cell office:value-type="float" office:value="35" calcext:value-type="float">
            <text:p>35</text:p>
          </table:table-cell>
          <table:table-cell office:value-type="float" office:value="0" calcext:value-type="float">
            <text:p>0</text:p>
          </table:table-cell>
          <table:table-cell office:value-type="float" office:value="3" calcext:value-type="float">
            <text:p>3</text:p>
          </table:table-cell>
          <table:table-cell office:value-type="float" office:value="14" calcext:value-type="float">
            <text:p>14</text:p>
          </table:table-cell>
          <table:table-cell office:value-type="date" office:date-value="2008-02-15T08:00:00" calcext:value-type="date">
            <text:p>02/15/08 08:00 AM</text:p>
          </table:table-cell>
          <table:table-cell office:value-type="float" office:value="7" calcext:value-type="float">
            <text:p>7</text:p>
          </table:table-cell>
          <table:table-cell office:value-type="float" office:value="24" calcext:value-type="float">
            <text:p>24</text:p>
          </table:table-cell>
          <table:table-cell office:value-type="float" office:value="0" calcext:value-type="float">
            <text:p>0</text:p>
          </table:table-cell>
          <table:table-cell office:value-type="date" office:date-value="2008-02-18T17:00:00" calcext:value-type="date">
            <text:p>02/18/08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Five pieces of equipment for each slot-type should be created for diversity. Although there are currently not slots for shoulders, ears, and faces, those will hopefully be added soon and should not be discounted due to this.<text:line-break/><text:line-break/>There are 14 possible slots for wearable equipment (only 11 are active at the moment) and 1 slot for lightable equipment. At five pieces per type, that should bring the total to 75 pieces of equipment.<text:line-break/><text:line-break/>Lesser pieces should be less-colorful and have shorter descriptions to convince players to purchase the more-expensive equipment. Highest-tier equipment should have a bonus of some sort to convince players to purchase it. Either it needs to have an added function to it (infinite lighting timer for lights) or extra descriptions added to make it "special." They should also generally use the cost modifier value to make them more valuable based on the economy.</text:p>
          </table:table-cell>
          <table:table-cell office:value-type="float" office:value="0" calcext:value-type="float">
            <text:p>0</text:p>
          </table:table-cell>
          <table:table-cell office:value-type="string" calcext:value-type="string">
            <text:p/>
          </table:table-cell>
          <table:table-cell office:value-type="float" office:value="14" calcext:value-type="float">
            <text:p>1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36" calcext:value-type="float">
            <text:p>36</text:p>
          </table:table-cell>
          <table:table-cell office:value-type="string" calcext:value-type="string">
            <text:p>EQ Proofreading/Flagging</text:p>
          </table:table-cell>
          <table:table-cell office:value-type="float" office:value="36" calcext:value-type="float">
            <text:p>36</text:p>
          </table:table-cell>
          <table:table-cell office:value-type="float" office:value="0" calcext:value-type="float">
            <text:p>0</text:p>
          </table:table-cell>
          <table:table-cell office:value-type="float" office:value="3" calcext:value-type="float">
            <text:p>3</text:p>
          </table:table-cell>
          <table:table-cell office:value-type="float" office:value="17" calcext:value-type="float">
            <text:p>17</text:p>
          </table:table-cell>
          <table:table-cell office:value-type="date" office:date-value="2008-02-15T08:00:00" calcext:value-type="date">
            <text:p>02/15/08 08:00 AM</text:p>
          </table:table-cell>
          <table:table-cell office:value-type="float" office:value="525" calcext:value-type="float">
            <text:p>525</text:p>
          </table:table-cell>
          <table:table-cell office:value-type="float" office:value="24" calcext:value-type="float">
            <text:p>24</text:p>
          </table:table-cell>
          <table:table-cell office:value-type="float" office:value="0" calcext:value-type="float">
            <text:p>0</text:p>
          </table:table-cell>
          <table:table-cell office:value-type="date" office:date-value="2010-02-18T17:00:00" calcext:value-type="date">
            <text:p>02/18/10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Once the non-combat equipment is completed, it needs to be proofread for spelling and grammatical errors (and colors should also be examined to see if they hinder the look and readability of the equipment).Once they are proofread, each piece of equipment needs to be appropriately flagged with the correct weight (in drams) and an appropriate cost modifier depending on the quality of the item and the materials used.UPDATE:The Non-Combat Eq in zone 35 is completed. <text:s/>All are proofread, weighted and cost-modified. <text:s/>However, it is not to be ported over until the econ system has been made to work properly. <text:s/>I keep attempting to do this, but the builder port crashes when I type 'score' and then the changes don't save for some reason.</text:p>
          </table:table-cell>
          <table:table-cell office:value-type="float" office:value="0" calcext:value-type="float">
            <text:p>0</text:p>
          </table:table-cell>
          <table:table-cell office:value-type="string" calcext:value-type="string">
            <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31" calcext:value-type="float">
            <text:p>3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17,1,</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37" calcext:value-type="float">
            <text:p>37</text:p>
          </table:table-cell>
          <table:table-cell office:value-type="string" calcext:value-type="string">
            <text:p>Shoulder EQ Slot</text:p>
          </table:table-cell>
          <table:table-cell office:value-type="float" office:value="37" calcext:value-type="float">
            <text:p>37</text:p>
          </table:table-cell>
          <table:table-cell office:value-type="float" office:value="0" calcext:value-type="float">
            <text:p>0</text:p>
          </table:table-cell>
          <table:table-cell office:value-type="float" office:value="6" calcext:value-type="float">
            <text:p>6</text:p>
          </table:table-cell>
          <table:table-cell office:value-type="float" office:value="14" calcext:value-type="float">
            <text:p>14</text:p>
          </table:table-cell>
          <table:table-cell office:value-type="date" office:date-value="2008-02-15T08:00:00" calcext:value-type="date">
            <text:p>02/15/08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2-29T17:00:00" calcext:value-type="date">
            <text:p>02/29/08 05:00 PM</text:p>
          </table:table-cell>
          <table:table-cell table:number-columns-repeated="3" office:value-type="float" office:value="0" calcext:value-type="float">
            <text:p>0</text:p>
          </table:table-cell>
          <table:table-cell office:value-type="string" calcext:value-type="string">
            <text:p>It would be nice to increase the current equipment slots to include shoulders for variety since it's possible to make equipment for shoulders but not to wear it currently.</text:p>
          </table:table-cell>
          <table:table-cell office:value-type="float" office:value="0" calcext:value-type="float">
            <text:p>0</text:p>
          </table:table-cell>
          <table:table-cell office:value-type="string" calcext:value-type="string">
            <text:p>NULL</text:p>
          </table:table-cell>
          <table:table-cell office:value-type="float" office:value="14" calcext:value-type="float">
            <text:p>1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38" calcext:value-type="float">
            <text:p>38</text:p>
          </table:table-cell>
          <table:table-cell office:value-type="string" calcext:value-type="string">
            <text:p>Face EQ Slot</text:p>
          </table:table-cell>
          <table:table-cell office:value-type="float" office:value="38" calcext:value-type="float">
            <text:p>38</text:p>
          </table:table-cell>
          <table:table-cell office:value-type="float" office:value="0" calcext:value-type="float">
            <text:p>0</text:p>
          </table:table-cell>
          <table:table-cell office:value-type="float" office:value="6" calcext:value-type="float">
            <text:p>6</text:p>
          </table:table-cell>
          <table:table-cell office:value-type="float" office:value="14" calcext:value-type="float">
            <text:p>14</text:p>
          </table:table-cell>
          <table:table-cell office:value-type="date" office:date-value="2008-02-15T08:00:00" calcext:value-type="date">
            <text:p>02/15/08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2-29T17:00:00" calcext:value-type="date">
            <text:p>02/29/08 05:00 PM</text:p>
          </table:table-cell>
          <table:table-cell table:number-columns-repeated="3" office:value-type="float" office:value="0" calcext:value-type="float">
            <text:p>0</text:p>
          </table:table-cell>
          <table:table-cell office:value-type="string" calcext:value-type="string">
            <text:p>It would be nice to increase the current equipment slots to include facial equipment for variety too. Since several cultures actively use veils and masks, they would add to the mystique of those characters.</text:p>
          </table:table-cell>
          <table:table-cell office:value-type="float" office:value="0" calcext:value-type="float">
            <text:p>0</text:p>
          </table:table-cell>
          <table:table-cell office:value-type="string" calcext:value-type="string">
            <text:p>NULL</text:p>
          </table:table-cell>
          <table:table-cell office:value-type="float" office:value="14" calcext:value-type="float">
            <text:p>1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39" calcext:value-type="float">
            <text:p>39</text:p>
          </table:table-cell>
          <table:table-cell office:value-type="string" calcext:value-type="string">
            <text:p>Create/Edit Shops</text:p>
          </table:table-cell>
          <table:table-cell office:value-type="float" office:value="39" calcext:value-type="float">
            <text:p>39</text:p>
          </table:table-cell>
          <table:table-cell office:value-type="float" office:value="0" calcext:value-type="float">
            <text:p>0</text:p>
          </table:table-cell>
          <table:table-cell office:value-type="float" office:value="3" calcext:value-type="float">
            <text:p>3</text:p>
          </table:table-cell>
          <table:table-cell office:value-type="float" office:value="17" calcext:value-type="float">
            <text:p>17</text:p>
          </table:table-cell>
          <table:table-cell office:value-type="date" office:date-value="2008-02-16T08:00:00" calcext:value-type="date">
            <text:p>02/16/08 08:00 AM</text:p>
          </table:table-cell>
          <table:table-cell office:value-type="float" office:value="524" calcext:value-type="float">
            <text:p>524</text:p>
          </table:table-cell>
          <table:table-cell office:value-type="float" office:value="24" calcext:value-type="float">
            <text:p>24</text:p>
          </table:table-cell>
          <table:table-cell office:value-type="float" office:value="0" calcext:value-type="float">
            <text:p>0</text:p>
          </table:table-cell>
          <table:table-cell office:value-type="date" office:date-value="2013-03-31T17:00:00" calcext:value-type="date">
            <text:p>03/31/13 05:00 PM</text:p>
          </table:table-cell>
          <table:table-cell table:number-columns-repeated="2" office:value-type="float" office:value="0" calcext:value-type="float">
            <text:p>0</text:p>
          </table:table-cell>
          <table:table-cell office:value-type="float" office:value="5" calcext:value-type="float">
            <text:p>5</text:p>
          </table:table-cell>
          <table:table-cell office:value-type="string" calcext:value-type="string">
            <text:p>Once the non-combat equipment is created and proofread, shops need to be made and/or edited in Caemlyn and Tar Valon (and eventually Cairhien once it's relinked again) so that players can purchase the new equipment.There needs to be a store catering to newbies. From there, we can either make stores specializing in one slot-type of equipment or perhaps bundle several slot-types in a single store so that you don't have to go to 15 places just to get your equipment. I'm thinking 5 stores would be fine, really.Store 1: "The Head Store" * Head-slot * Face-slotStore 2: "The Body Store" * Shoulder-slot * Body-slot * About-slotStore 3: "The Bottom Store" * Waist-slot * Leg-slot * Foot-slotStore 4: "The Jewelry Store" * Neck-slot * Arm-slot * Wrist-slot * Finger-slotStore 5: "The Lighting Store" * Light-slot * Other equipment?Store 6: "The Newbie Store" * Lowest-level equipment from: head, body, legs, feet, lightThat's my thoughts on the matter for now. This is subject to change, of course. If you have additional ideas or changes, email or mudmail me (Ileana/Myrene). &lt;br&gt; &lt;br&gt;** Ayasha here - I don't think five stores is going to cover it. <text:s/>I'd like to see something a little more IC and fun for players than just "The Head Store" or whatever. <text:s/>Since I'm doing shops now, I'm going to find another way to do this. <text:s/>The non-combat eq is too pretty, and it needs something special. <text:s/>Also, the shops we had before need to be placed back in. <text:s/>I have started this project now that I have finished osetting all objects with their materials/weight and costmod.</text:p>
          </table:table-cell>
          <table:table-cell office:value-type="float" office:value="0" calcext:value-type="float">
            <text:p>0</text:p>
          </table:table-cell>
          <table:table-cell office:value-type="string" calcext:value-type="string">
            <text:p/>
          </table:table-cell>
          <table:table-cell office:value-type="float" office:value="14" calcext:value-type="float">
            <text:p>14</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1</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40" calcext:value-type="float">
            <text:p>40</text:p>
          </table:table-cell>
          <table:table-cell office:value-type="string" calcext:value-type="string">
            <text:p>Newbie Walkthrough/School</text:p>
          </table:table-cell>
          <table:table-cell office:value-type="float" office:value="40" calcext:value-type="float">
            <text:p>40</text:p>
          </table:table-cell>
          <table:table-cell office:value-type="float" office:value="0" calcext:value-type="float">
            <text:p>0</text:p>
          </table:table-cell>
          <table:table-cell office:value-type="float" office:value="8" calcext:value-type="float">
            <text:p>8</text:p>
          </table:table-cell>
          <table:table-cell office:value-type="float" office:value="6" calcext:value-type="float">
            <text:p>6</text:p>
          </table:table-cell>
          <table:table-cell office:value-type="date" office:date-value="2008-02-14T11:00:00" calcext:value-type="date">
            <text:p>02/14/08 11:00 AM</text:p>
          </table:table-cell>
          <table:table-cell office:value-type="float" office:value="14" calcext:value-type="float">
            <text:p>14</text:p>
          </table:table-cell>
          <table:table-cell office:value-type="float" office:value="24" calcext:value-type="float">
            <text:p>24</text:p>
          </table:table-cell>
          <table:table-cell office:value-type="float" office:value="0" calcext:value-type="float">
            <text:p>0</text:p>
          </table:table-cell>
          <table:table-cell office:value-type="date" office:date-value="2008-02-28T17:00:00" calcext:value-type="date">
            <text:p>02/28/08 05: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The newbie school has a minor face-list, color changes, minor policy updates.<text:line-break/><text:line-break/>The newbie walkthrough had a complete overhaul, a proper history was made, and everything located within the walkthrough can be considered IC information a newbie would be aware of.<text:line-break/><text:line-break/>I also updated all of the guild information, and tried to point all newbies to proper helpfile and templates for guild-specific information.</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48" calcext:value-type="float">
            <text:p>48</text:p>
          </table:table-cell>
          <table:table-cell office:value-type="string" calcext:value-type="string">
            <text:p>Triggering Consider off of OFA</text:p>
          </table:table-cell>
          <table:table-cell office:value-type="float" office:value="48" calcext:value-type="float">
            <text:p>48</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date" office:date-value="2008-03-04T16:00:00" calcext:value-type="date">
            <text:p>03/04/08 04: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3-05T17:00:00" calcext:value-type="date">
            <text:p>03/05/08 05:00 PM</text:p>
          </table:table-cell>
          <table:table-cell table:number-columns-repeated="3" office:value-type="float" office:value="0" calcext:value-type="float">
            <text:p>0</text:p>
          </table:table-cell>
          <table:table-cell office:value-type="string" calcext:value-type="string">
            <text:p>Cause the "Consider" command to check the user's OFA against the target's OFA rather than performing a level check.<text:line-break/><text:line-break/>The messages would be as follows:<text:line-break/>User's OFA 40.1 or more points below target's OFA: May you find shelter in the palm of the Creator's hand!<text:line-break/><text:line-break/>User's OFA 20.1-40.0 points below target's OFA: You would need the Dark One's own luck!<text:line-break/><text:line-break/>User's OFA 10.1-20.0 points below target's OFA: You are a fool whistling in high wind.<text:line-break/><text:line-break/>User's OFA within 10 point sof target's OFA in either direction: No one can see the Pattern until it is woven.<text:line-break/><text:line-break/>User's OFA 10.1-20.0 points above target's OFA: The Pattern favors you.<text:line-break/><text:line-break/>User's OFA 20.1-40.0 points above target's OFA: What is done is already woven into the Pattern.<text:line-break/><text:line-break/>User's OFA 40.1+ points above target's OFA: Go with the Light.</text:p>
          </table:table-cell>
          <table:table-cell office:value-type="float" office:value="0" calcext:value-type="float">
            <text:p>0</text:p>
          </table:table-cell>
          <table:table-cell office:value-type="string" calcext:value-type="string">
            <text:p>NULL</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table:number-columns-repeated="2" office:value-type="string" calcext:value-type="string">
            <text:p>NULL</text:p>
          </table:table-cell>
          <table:table-cell office:value-type="float" office:value="2" calcext:value-type="float">
            <text:p>2</text:p>
          </table:table-cell>
        </table:table-row>
        <table:table-row table:style-name="ro1">
          <table:table-cell office:value-type="float" office:value="41" calcext:value-type="float">
            <text:p>41</text:p>
          </table:table-cell>
          <table:table-cell office:value-type="string" calcext:value-type="string">
            <text:p>White Tower</text:p>
          </table:table-cell>
          <table:table-cell office:value-type="float" office:value="41" calcext:value-type="float">
            <text:p>41</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7-04-01T12:00:00" calcext:value-type="date">
            <text:p>04/01/07 12:00 PM</text:p>
          </table:table-cell>
          <table:table-cell office:value-type="float" office:value="365" calcext:value-type="float">
            <text:p>365</text:p>
          </table:table-cell>
          <table:table-cell office:value-type="float" office:value="24" calcext:value-type="float">
            <text:p>24</text:p>
          </table:table-cell>
          <table:table-cell office:value-type="float" office:value="0" calcext:value-type="float">
            <text:p>0</text:p>
          </table:table-cell>
          <table:table-cell office:value-type="date" office:date-value="2009-04-30T17:00:00" calcext:value-type="date">
            <text:p>04/30/09 05:00 PM</text:p>
          </table:table-cell>
          <table:table-cell table:number-columns-repeated="2" office:value-type="float" office:value="0" calcext:value-type="float">
            <text:p>0</text:p>
          </table:table-cell>
          <table:table-cell office:value-type="float" office:value="90" calcext:value-type="float">
            <text:p>90</text:p>
          </table:table-cell>
          <table:table-cell office:value-type="string" calcext:value-type="string">
            <text:p>UPDATE:The White Tower is very near completion. <text:s/>It just needs proofreading, and to make sure all the exits and objects work properly. <text:s/>Also, make sure there aren't any rooms lacking descs. <text:s text:c="2"/>We need to go through the entire Tower to check and make sure all the doors have their proper keys also. <text:s/>If you see anything that looks out of whack... make a note of it, feel free to fix it, and if you can't, let me know and I'll take a looksee. <text:s/>~ Ayasha</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42" calcext:value-type="float">
            <text:p>42</text:p>
          </table:table-cell>
          <table:table-cell office:value-type="string" calcext:value-type="string">
            <text:p>White Tower Basements</text:p>
          </table:table-cell>
          <table:table-cell office:value-type="float" office:value="41" calcext:value-type="float">
            <text:p>41</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8-02-14T14:00:00" calcext:value-type="date">
            <text:p>02/14/08 02:00 PM</text:p>
          </table:table-cell>
          <table:table-cell office:value-type="float" office:value="30" calcext:value-type="float">
            <text:p>30</text:p>
          </table:table-cell>
          <table:table-cell office:value-type="float" office:value="24" calcext:value-type="float">
            <text:p>24</text:p>
          </table:table-cell>
          <table:table-cell office:value-type="float" office:value="0" calcext:value-type="float">
            <text:p>0</text:p>
          </table:table-cell>
          <table:table-cell office:value-type="date" office:date-value="2009-04-30T17:00:00" calcext:value-type="date">
            <text:p>04/30/09 05:00 PM</text:p>
          </table:table-cell>
          <table:table-cell table:number-columns-repeated="2" office:value-type="float" office:value="0" calcext:value-type="float">
            <text:p>0</text:p>
          </table:table-cell>
          <table:table-cell office:value-type="float" office:value="90" calcext:value-type="float">
            <text:p>90</text:p>
          </table:table-cell>
          <table:table-cell office:value-type="string" calcext:value-type="string">
            <text:p>This area is connected to Tar Valon, but will be quite different. <text:line-break/><text:line-break/>Ileana has filled in almost all of the room descs. However, we are going to fill the basements with quests and interlocking doors. <text:line-break/><text:line-break/>I am making a quest for four individual keys, which will then open up a myriad of locked doors in the basements. It will be very difficult to move around this area.<text:line-break/><text:line-break/>Not sure how far Sadren's progress was on this quest. <text:s/>I am not certain if the keys were finished. <text:s/>If they were, which ones are they? <text:s/>If they aren't, need to make keys for the basement doors to the Inquisition room and the storage room. <text:s/>What was the plan for how to find them? <text:s/>I have no clue. ~ Ayasha</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43" calcext:value-type="float">
            <text:p>43</text:p>
          </table:table-cell>
          <table:table-cell office:value-type="string" calcext:value-type="string">
            <text:p>Keys</text:p>
          </table:table-cell>
          <table:table-cell office:value-type="float" office:value="43" calcext:value-type="float">
            <text:p>43</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date" office:date-value="2008-02-28T14:00:00" calcext:value-type="date">
            <text:p>02/28/08 0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3-31T15:00:00" calcext:value-type="date">
            <text:p>03/31/08 03: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I am working on Tar Valon, and the basements will require 6 - 8 keys to navigate completely.<text:line-break/><text:line-break/>I wanted to make a scripted mob that would collect all of the keys and offer one master key, as the completion of the overall quest, offering easier movement around the basements.<text:line-break/><text:line-break/>However, if I am to do this, I will need to set up a system where more than one key can open the same door. <text:line-break/><text:line-break/>Notes about project from Duren: **What I would probably do is make it so you can specify a vnum and a direction of a door to unlock when you make a key. <text:s/>And then leave the current code in place where every door knows the vnum of the key that can open it. <text:s/>That way you could have two or more keys that could operate the same door. <text:s/>The 'master' key would be the one specified by the door vnum, because then you could set all the doors to be unlocked by the same master key, and then build other keys that only unlock specific vnums **</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44" calcext:value-type="float">
            <text:p>44</text:p>
          </table:table-cell>
          <table:table-cell office:value-type="string" calcext:value-type="string">
            <text:p>Ubermap</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8-02-28T08:00:00" calcext:value-type="date">
            <text:p>02/28/08 08:00 AM</text:p>
          </table:table-cell>
          <table:table-cell office:value-type="float" office:value="1327" calcext:value-type="float">
            <text:p>1327</text:p>
          </table:table-cell>
          <table:table-cell office:value-type="float" office:value="24" calcext:value-type="float">
            <text:p>24</text:p>
          </table:table-cell>
          <table:table-cell office:value-type="float" office:value="0" calcext:value-type="float">
            <text:p>0</text:p>
          </table:table-cell>
          <table:table-cell office:value-type="date" office:date-value="2013-03-31T17:00:00" calcext:value-type="date">
            <text:p>03/31/13 05:00 PM</text:p>
          </table:table-cell>
          <table:table-cell office:value-type="float" office:value="0" calcext:value-type="float">
            <text:p>0</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We have a big project with this one.&lt;br /&gt;For a map see: <text:s/>http://tymemud.com/ubermap.jpg&lt;br /&gt;We have several hundred rooms that need descriptions throughout the ubermap. A few of the areas, around Tar Valon specifically, and some like the Braem wood, have work done on them. This will be the focus on work after all the major cities have been worked on. The link to the Ubermap is: http://www.tymemud.com/ubermap.jpg. &lt;br /&gt;&lt;br /&gt;The Ubermap needs a LOT of work. <text:s/>Here is a breakdown of the current progress:&lt;br /&gt;Zones Not Completed 469 468 509 508 538 540 539 570 (Ayasha) 569 567 608 607 638 &lt;br /&gt;Needs Editing 640 (Needs to be color-coded)639 (Needs to be color-coded)&lt;br /&gt;Ready to be Ported: 610&lt;br /&gt;&lt;br /&gt;I'm hopeful that maybe we can finish the Ubermap by March 31st if we can keep up our current pace, so I am resetting the expected finish date to then. <text:s/>Liro is doing a great job. <text:s/>But it is a big job, and another helper would be nice so poor Liro doesn't get burned out. :/ <text:s/>- Ayasha <text:s/>&lt;br /&gt;&lt;br /&gt;&lt;a href="http://www.ironwolfgames.com/wp-content/uploads/2013/02/Room-desc-template-no-doors.txt"&gt;http://www.ironwolfgames.com/wp-content/uploads/2013/02/Room-desc-template-no-doors.txt&lt;/a&gt; Here is a quick-builder template. This is my secret weapon. <text:s/>&lt;br /&gt;&lt;a href="http://www.ironwolfgames.com/2013/02/04/im-back-did-you-miss-me/"&gt;http://www.ironwolfgames.com/2013/02/04/im-back-did-you-miss-me/&lt;/a&gt; Here is a blog post with some ubermap images linked. &lt;br /&gt; - Liro</text:p>
          </table:table-cell>
          <table:table-cell office:value-type="float" office:value="0" calcext:value-type="float">
            <text:p>0</text:p>
          </table:table-cell>
          <table:table-cell office:value-type="string" calcext:value-type="string">
            <text:p>http://tymemud.com/ubermap.jpg</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45" calcext:value-type="float">
            <text:p>45</text:p>
          </table:table-cell>
          <table:table-cell office:value-type="string" calcext:value-type="string">
            <text:p>Cairhien</text:p>
          </table:table-cell>
          <table:table-cell office:value-type="float" office:value="45" calcext:value-type="float">
            <text:p>45</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8-02-28T15:00:00" calcext:value-type="date">
            <text:p>02/28/08 03:00 PM</text:p>
          </table:table-cell>
          <table:table-cell office:value-type="float" office:value="450" calcext:value-type="float">
            <text:p>450</text:p>
          </table:table-cell>
          <table:table-cell office:value-type="float" office:value="24" calcext:value-type="float">
            <text:p>24</text:p>
          </table:table-cell>
          <table:table-cell office:value-type="float" office:value="0" calcext:value-type="float">
            <text:p>0</text:p>
          </table:table-cell>
          <table:table-cell office:value-type="date" office:date-value="2009-11-18T17:00:00" calcext:value-type="date">
            <text:p>11/18/09 05:00 PM</text:p>
          </table:table-cell>
          <table:table-cell table:number-columns-repeated="2" office:value-type="float" office:value="0" calcext:value-type="float">
            <text:p>0</text:p>
          </table:table-cell>
          <table:table-cell office:value-type="float" office:value="75" calcext:value-type="float">
            <text:p>75</text:p>
          </table:table-cell>
          <table:table-cell office:value-type="string" calcext:value-type="string">
            <text:p>Cairhien simply needs a facelift.<text:line-break/><text:line-break/>Room names, and street names specifically, need to be colored to provide easier movement while having brief on.<text:line-break/><text:line-break/>All linked objects need to be checked.<text:line-break/><text:line-break/>The Palace needs to be finished descing. <text:s/>All the rooms that exist currently are desced. <text:s/>However, vnums 13428, 13429, 13413, 13414 all have stairs in their descs, but they do not link to a second floor. <text:s/>There are plenty of rooms left in the zone (134) to finish this project.<text:line-break/><text:line-break/>A small foregate needs to be re-added.<text:line-break/><text:line-break/>The Illuminator's Chapterhouse should be added to the Cairhien area to be in line with the books. <text:s/>Currently, it's linked to a cow pasture in the middle of nowhere somewhere between Caemlyn and Far Madding.<text:line-break/><text:line-break/>Cairhien should be an easy fix, really. <text:s/>I've already linked all the pre-existing shops and other things that were unlinked for some reason. <text:s/>- Ayasha 10/18/2009</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46" calcext:value-type="float">
            <text:p>46</text:p>
          </table:table-cell>
          <table:table-cell office:value-type="string" calcext:value-type="string">
            <text:p>White Tower Hedge Maze</text:p>
          </table:table-cell>
          <table:table-cell office:value-type="float" office:value="41" calcext:value-type="float">
            <text:p>41</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8-02-28T15:00:00" calcext:value-type="date">
            <text:p>02/28/08 03:00 PM</text:p>
          </table:table-cell>
          <table:table-cell office:value-type="float" office:value="30" calcext:value-type="float">
            <text:p>30</text:p>
          </table:table-cell>
          <table:table-cell office:value-type="float" office:value="24" calcext:value-type="float">
            <text:p>24</text:p>
          </table:table-cell>
          <table:table-cell office:value-type="float" office:value="0" calcext:value-type="float">
            <text:p>0</text:p>
          </table:table-cell>
          <table:table-cell office:value-type="date" office:date-value="2009-04-30T17:00:00" calcext:value-type="date">
            <text:p>04/30/09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Nicodemus had a great idea for a big hedge maze in the gardens.<text:line-break/><text:line-break/><text:line-break/>UPDATE<text:line-break/>The hedge maze is done. <text:s/>I have put in a scavenger hunt for silk ribbons, one for each color of each Ajah. <text:s/>The ribbons are hidden in the maze. <text:s/>Only one of each will load at a time, so as not to overwhelm the game with too many ribbons. <text:s/>And to make it that much harder to get them. <text:s/>The ribbons are useless, but wearable. <text:s/>There is also a secret exit from the gazebo in the maze, to Elaida's palace. <text:s/>It's the only other way in or out of the maze. <text:s/>Will probably make a Novice mob who gossips about hidden secrets in the maze eventually. <text:s/>But the maze is done. <text:s/>=)</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47" calcext:value-type="float">
            <text:p>47</text:p>
          </table:table-cell>
          <table:table-cell office:value-type="string" calcext:value-type="string">
            <text:p>Caemlyn</text:p>
          </table:table-cell>
          <table:table-cell office:value-type="float" office:value="47" calcext:value-type="float">
            <text:p>47</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8-02-28T16:00:00" calcext:value-type="date">
            <text:p>02/28/08 04:00 PM</text:p>
          </table:table-cell>
          <table:table-cell office:value-type="float" office:value="516" calcext:value-type="float">
            <text:p>516</text:p>
          </table:table-cell>
          <table:table-cell office:value-type="float" office:value="24" calcext:value-type="float">
            <text:p>24</text:p>
          </table:table-cell>
          <table:table-cell office:value-type="float" office:value="0" calcext:value-type="float">
            <text:p>0</text:p>
          </table:table-cell>
          <table:table-cell office:value-type="date" office:date-value="2010-02-18T17:00:00" calcext:value-type="date">
            <text:p>02/18/10 05:00 PM</text:p>
          </table:table-cell>
          <table:table-cell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Caemlyn doesn't need much work description or layout-wise. <text:line-break/>(Even though most descriptions are sub-standard.)<text:line-break/><text:line-break/>What I want to focus on, as soon as possible, is setting up a series of quests geared towards newbies. <text:line-break/><text:line-break/>Also, I'd like to update and put things like dice in the different taverns and inns around Caemlyn. <text:line-break/><text:line-break/>All-in-all, make it a more newbie friendly place that is fun to explore.</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49" calcext:value-type="float">
            <text:p>49</text:p>
          </table:table-cell>
          <table:table-cell office:value-type="string" calcext:value-type="string">
            <text:p>Reactivating Power-Sense</text:p>
          </table:table-cell>
          <table:table-cell office:value-type="float" office:value="49" calcext:value-type="float">
            <text:p>49</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date" office:date-value="2008-03-04T16:00:00" calcext:value-type="date">
            <text:p>03/04/08 04: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3-05T17:00:00" calcext:value-type="date">
            <text:p>03/05/08 05:00 PM</text:p>
          </table:table-cell>
          <table:table-cell table:number-columns-repeated="3" office:value-type="float" office:value="0" calcext:value-type="float">
            <text:p>0</text:p>
          </table:table-cell>
          <table:table-cell office:value-type="string" calcext:value-type="string">
            <text:p>Reactivate the Power-sense code, basing the messages off of OCS. Contact Syrah for details on where break-points for various messages should be.</text:p>
          </table:table-cell>
          <table:table-cell office:value-type="float" office:value="0" calcext:value-type="float">
            <text:p>0</text:p>
          </table:table-cell>
          <table:table-cell office:value-type="string" calcext:value-type="string">
            <text:p>NULL</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table:number-columns-repeated="2" office:value-type="string" calcext:value-type="string">
            <text:p>NULL</text:p>
          </table:table-cell>
          <table:table-cell office:value-type="float" office:value="2" calcext:value-type="float">
            <text:p>2</text:p>
          </table:table-cell>
        </table:table-row>
        <table:table-row table:style-name="ro1">
          <table:table-cell office:value-type="float" office:value="50" calcext:value-type="float">
            <text:p>50</text:p>
          </table:table-cell>
          <table:table-cell office:value-type="string" calcext:value-type="string">
            <text:p>Noble Suites</text:p>
          </table:table-cell>
          <table:table-cell office:value-type="float" office:value="41" calcext:value-type="float">
            <text:p>41</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8-03-04T08:00:00" calcext:value-type="date">
            <text:p>03/04/08 08:00 AM</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office:value-type="date" office:date-value="2009-04-30T17:00:00" calcext:value-type="date">
            <text:p>04/30/09 05: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The Noble and Royal Suites in the White Tower are pretty much done. <text:s/>Waiting to figure out how to debug the zedit command to automatically put the 'tea service for two' on top of the 'low legged table' in both suites.</text:p>
          </table:table-cell>
          <table:table-cell office:value-type="float" office:value="0" calcext:value-type="float">
            <text:p>0</text:p>
          </table:table-cell>
          <table:table-cell office:value-type="string" calcext:value-type="string">
            <text:p/>
          </table:table-cell>
          <table:table-cell office:value-type="float" office:value="14" calcext:value-type="float">
            <text:p>1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53" calcext:value-type="float">
            <text:p>53</text:p>
          </table:table-cell>
          <table:table-cell office:value-type="string" calcext:value-type="string">
            <text:p>Classrooms</text:p>
          </table:table-cell>
          <table:table-cell office:value-type="float" office:value="41" calcext:value-type="float">
            <text:p>41</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9-02-24T17:00:00" calcext:value-type="date">
            <text:p>02/24/09 05:00 PM</text:p>
          </table:table-cell>
          <table:table-cell office:value-type="float" office:value="24" calcext:value-type="float">
            <text:p>24</text:p>
          </table:table-cell>
          <table:table-cell office:value-type="float" office:value="1" calcext:value-type="float">
            <text:p>1</text:p>
          </table:table-cell>
          <table:table-cell office:value-type="float" office:value="0" calcext:value-type="float">
            <text:p>0</text:p>
          </table:table-cell>
          <table:table-cell office:value-type="date" office:date-value="2009-02-25T17:00:00" calcext:value-type="date">
            <text:p>02/25/09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Finished.</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51" calcext:value-type="float">
            <text:p>51</text:p>
          </table:table-cell>
          <table:table-cell office:value-type="string" calcext:value-type="string">
            <text:p>Decolorize S-DESCs</text:p>
          </table:table-cell>
          <table:table-cell office:value-type="float" office:value="51" calcext:value-type="float">
            <text:p>51</text:p>
          </table:table-cell>
          <table:table-cell office:value-type="float" office:value="0" calcext:value-type="float">
            <text:p>0</text:p>
          </table:table-cell>
          <table:table-cell office:value-type="float" office:value="8" calcext:value-type="float">
            <text:p>8</text:p>
          </table:table-cell>
          <table:table-cell office:value-type="float" office:value="6" calcext:value-type="float">
            <text:p>6</text:p>
          </table:table-cell>
          <table:table-cell office:value-type="date" office:date-value="2008-03-04T08:00:00" calcext:value-type="date">
            <text:p>03/04/08 08:00 AM</text:p>
          </table:table-cell>
          <table:table-cell office:value-type="float" office:value="20" calcext:value-type="float">
            <text:p>20</text:p>
          </table:table-cell>
          <table:table-cell office:value-type="float" office:value="24" calcext:value-type="float">
            <text:p>24</text:p>
          </table:table-cell>
          <table:table-cell office:value-type="float" office:value="0" calcext:value-type="float">
            <text:p>0</text:p>
          </table:table-cell>
          <table:table-cell office:value-type="date" office:date-value="2008-03-31T17:00:00" calcext:value-type="date">
            <text:p>03/31/08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I wanted to remove this task, but I don't know how. <text:line-break/><text:line-break/>:P<text:line-break/><text:line-break/>Jaiden.</text:p>
          </table:table-cell>
          <table:table-cell office:value-type="float" office:value="0" calcext:value-type="float">
            <text:p>0</text:p>
          </table:table-cell>
          <table:table-cell office:value-type="string" calcext:value-type="string">
            <text:p/>
          </table:table-cell>
          <table:table-cell office:value-type="float" office:value="14" calcext:value-type="float">
            <text:p>1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text:p>
          </table:table-cell>
          <table:table-cell office:value-type="string" calcext:value-type="string">
            <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54" calcext:value-type="float">
            <text:p>54</text:p>
          </table:table-cell>
          <table:table-cell office:value-type="string" calcext:value-type="string">
            <text:p>Warder Tower</text:p>
          </table:table-cell>
          <table:table-cell office:value-type="float" office:value="41" calcext:value-type="float">
            <text:p>41</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9-02-24T17:00:00" calcext:value-type="date">
            <text:p>02/24/09 05:00 PM</text:p>
          </table:table-cell>
          <table:table-cell office:value-type="float" office:value="30" calcext:value-type="float">
            <text:p>30</text:p>
          </table:table-cell>
          <table:table-cell office:value-type="float" office:value="24" calcext:value-type="float">
            <text:p>24</text:p>
          </table:table-cell>
          <table:table-cell office:value-type="float" office:value="0" calcext:value-type="float">
            <text:p>0</text:p>
          </table:table-cell>
          <table:table-cell office:value-type="date" office:date-value="2009-03-31T17:00:00" calcext:value-type="date">
            <text:p>03/31/09 05:00 PM</text:p>
          </table:table-cell>
          <table:table-cell table:number-columns-repeated="2" office:value-type="float" office:value="0" calcext:value-type="float">
            <text:p>0</text:p>
          </table:table-cell>
          <table:table-cell office:value-type="float" office:value="50" calcext:value-type="float">
            <text:p>50</text:p>
          </table:table-cell>
          <table:table-cell office:value-type="string" calcext:value-type="string">
            <text:p>Some of the Warder Tower has been desc'd. There are still about 6 unfinished rooms. <text:s/>I am not sure what Sadren had in mind for these. <text:s/>I am thinking maybe a war room would be ideal, as well as Warder barracks and Trainee barracks. <text:s/>Maybe a classroom for trainee lessons that don't involve fighting, such as things like strategy and history and such. <text:s/>A mess hall or some such might be good too. <text:s/>I'll leave this up to Maelyn. =)</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52" calcext:value-type="float">
            <text:p>52</text:p>
          </table:table-cell>
          <table:table-cell office:value-type="string" calcext:value-type="string">
            <text:p>Update Show Zones</text:p>
          </table:table-cell>
          <table:table-cell office:value-type="float" office:value="52" calcext:value-type="float">
            <text:p>52</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date" office:date-value="2008-03-07T08:45:00" calcext:value-type="date">
            <text:p>03/07/08 08:45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4-30T17:00:00" calcext:value-type="date">
            <text:p>04/30/08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Show Zones does not format correctly.<text:line-break/><text:line-break/>I am trying to set up the zones names in such a way that they are easy to skim through, and color-coded in a way that I can see the zone I want without having to read through all of the others.<text:line-break/> <text:line-break/>For some reason, using color shortens the available lines, and everything is off-balance. This seems like an easy-fix, so I was hoping someone could do it in their free time.</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17" calcext:value-type="float">
            <text:p>117</text:p>
          </table:table-cell>
          <table:table-cell office:value-type="string" calcext:value-type="string">
            <text:p>Fix Economy</text:p>
          </table:table-cell>
          <table:table-cell office:value-type="float" office:value="36" calcext:value-type="float">
            <text:p>36</text:p>
          </table:table-cell>
          <table:table-cell office:value-type="float" office:value="0" calcext:value-type="float">
            <text:p>0</text:p>
          </table:table-cell>
          <table:table-cell office:value-type="float" office:value="3" calcext:value-type="float">
            <text:p>3</text:p>
          </table:table-cell>
          <table:table-cell office:value-type="float" office:value="17" calcext:value-type="float">
            <text:p>17</text:p>
          </table:table-cell>
          <table:table-cell office:value-type="date" office:date-value="2013-02-04T08:30:00" calcext:value-type="date">
            <text:p>02/04/13 08:3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3-28T17:00:00" calcext:value-type="date">
            <text:p>03/28/13 05:00 PM</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he Economy system is all out of whack. <text:s/>Duren has showed me how to fix this, but I am unable to do it, because every time the builder port crashes, all the totals go back to the way they were before I recalculated them. Score (at least when I type it) crashes the BP, and seems to be affecting the economy.When I try to set the global economy numbers to 0 in order to recalculate the economy, it does not take into account the new things I set with weights to determine their costs. <text:s/>I am going to try to go through and set the provinces, and see if this helps with the problem.</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2,2</text:p>
          </table:table-cell>
          <table:table-cell office:value-type="string" calcext:value-type="string">
            <text:p>17,1,</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55" calcext:value-type="float">
            <text:p>55</text:p>
          </table:table-cell>
          <table:table-cell office:value-type="string" calcext:value-type="string">
            <text:p>Elaida's Palace/Research Center</text:p>
          </table:table-cell>
          <table:table-cell office:value-type="float" office:value="41" calcext:value-type="float">
            <text:p>41</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9-02-26T08:00:00" calcext:value-type="date">
            <text:p>02/26/09 08:00 AM</text:p>
          </table:table-cell>
          <table:table-cell office:value-type="float" office:value="90" calcext:value-type="float">
            <text:p>90</text:p>
          </table:table-cell>
          <table:table-cell office:value-type="float" office:value="24" calcext:value-type="float">
            <text:p>24</text:p>
          </table:table-cell>
          <table:table-cell office:value-type="float" office:value="0" calcext:value-type="float">
            <text:p>0</text:p>
          </table:table-cell>
          <table:table-cell office:value-type="date" office:date-value="2009-05-31T17:00:00" calcext:value-type="date">
            <text:p>05/31/09 05: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This is an IC project that Matylena has undertaken. <text:s/>She has told the Asha'man and the Aes Sedai that she would like to promote male and female channelers working together for research, to be supervised by the Red Ajah. <text:s/>She plans to finish construction on Elaida's palace, and turn it into a research center for this purpose, and possibly use some of the space ICly to solve some of the overcrowding issue in Tar Valon. <text:s/>That is what this project is in reference to. <text:s/><text:line-break/><text:line-break/>UPDATE: 4/4/09<text:line-break/>Done!</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56" calcext:value-type="float">
            <text:p>56</text:p>
          </table:table-cell>
          <table:table-cell office:value-type="string" calcext:value-type="string">
            <text:p>Mob Progs</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6T08:00:00" calcext:value-type="date">
            <text:p>04/26/10 08:00 AM</text:p>
          </table:table-cell>
          <table:table-cell office:value-type="float" office:value="377" calcext:value-type="float">
            <text:p>377</text:p>
          </table:table-cell>
          <table:table-cell office:value-type="float" office:value="1" calcext:value-type="float">
            <text:p>1</text:p>
          </table:table-cell>
          <table:table-cell office:value-type="float" office:value="0" calcext:value-type="float">
            <text:p>0</text:p>
          </table:table-cell>
          <table:table-cell office:value-type="date" office:date-value="2010-06-30T09:00:00" calcext:value-type="date">
            <text:p>06/30/10 09:00 AM</text:p>
          </table:table-cell>
          <table:table-cell table:number-columns-repeated="2" office:value-type="float" office:value="0" calcext:value-type="float">
            <text:p>0</text:p>
          </table:table-cell>
          <table:table-cell office:value-type="float" office:value="15" calcext:value-type="float">
            <text:p>15</text:p>
          </table:table-cell>
          <table:table-cell office:value-type="string" calcext:value-type="string">
            <text:p>This is a listing of the various mobprogs that have been created, and their purpose. <text:s/>This is where new mobprog ideas can be listed as well, to be worked on.</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57" calcext:value-type="float">
            <text:p>57</text:p>
          </table:table-cell>
          <table:table-cell office:value-type="string" calcext:value-type="string">
            <text:p>100 - 104 Example Mobprogs</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6T08:00:00" calcext:value-type="date">
            <text:p>04/26/10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04-26T09:00:00" calcext:value-type="date">
            <text:p>04/26/10 09:00 A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ese are example mobprogs in the range of vnums 100-104.<text:line-break/>These are generic mobprogs, designed basically to give an idea of what mobprog code should look like in different scenarios. <text:s/>More vnums can be assigned if more examples come to mind.</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2</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58" calcext:value-type="float">
            <text:p>58</text:p>
          </table:table-cell>
          <table:table-cell office:value-type="string" calcext:value-type="string">
            <text:p>1001 - 1003 Oval Quest</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6T08:00:00" calcext:value-type="date">
            <text:p>04/26/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07T16:00:00" calcext:value-type="date">
            <text:p>05/07/10 04: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ese mobprogs are for a newbie quest starting in the Oval Plaza. <text:s/>Looks like it's designed to familiarize newbies with the Lion Banner inn, and rewards the person doing the quest with a quest point upon returning the man's glasses to him. <text:s/><text:line-break/><text:line-break/>Progress:<text:line-break/><text:line-break/>Mob is created: vnum 1001<text:line-break/>Glasses created: vnum 16221<text:line-break/>Mob loads in Oval Plaza<text:line-break/>Glasses load in guest room in the Lion Banner<text:line-break/>Code checked and now works.<text:line-break/>Mobprogs added to mob.<text:line-break/><text:line-break/>This one is finished.</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59" calcext:value-type="float">
            <text:p>59</text:p>
          </table:table-cell>
          <table:table-cell office:value-type="string" calcext:value-type="string">
            <text:p>1004 - 1008 Peek/Steal Quest</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6T08:00:00" calcext:value-type="date">
            <text:p>04/26/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07T16:00:00" calcext:value-type="date">
            <text:p>05/07/10 04:00 PM</text:p>
          </table:table-cell>
          <table:table-cell table:number-columns-repeated="2" office:value-type="float" office:value="0" calcext:value-type="float">
            <text:p>0</text:p>
          </table:table-cell>
          <table:table-cell office:value-type="float" office:value="50" calcext:value-type="float">
            <text:p>50</text:p>
          </table:table-cell>
          <table:table-cell office:value-type="string" calcext:value-type="string">
            <text:p>This is a quest to teach some skill in peek and steal. <text:s/>The mob charges five gold to learn how to peek, and another 5 gold to learn how to steal. <text:s/>It sends the player on a quest to find out what is in Master Alroth's pockets to learn peek to a higher level. <text:s/>Master Alroth is the innkeeper of the White Stag. However, Master Alroth currently doesn't have anything loading into his inventory, and this mobprog doesn't appear to be assigned to a mob. <text:s/>This mobprog also appears to be unfinished and may require some review.<text:line-break/><text:line-break/>To Do: <text:s/><text:line-break/><text:line-break/>Review mobprog for workability.<text:line-break/>Create teacher mob.<text:line-break/>Add mobprogs to teacher mob. (These may need tweaking)<text:line-break/>Set Master Alroth to load an object in his inventory for peeking.</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60" calcext:value-type="float">
            <text:p>60</text:p>
          </table:table-cell>
          <table:table-cell office:value-type="string" calcext:value-type="string">
            <text:p>1100, 1120 - 1132 Delivery Quest</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6T08:00:00" calcext:value-type="date">
            <text:p>04/26/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07T16:00:00" calcext:value-type="date">
            <text:p>05/07/10 04: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is quest is designed to give newbies the opportunity to explore and get to know their way around Caemlyn, delivering various objects to various mobs around the city. <text:s/><text:line-break/><text:line-break/>This quest is completely finished and ported over to the main port. <text:s/>It is now available for players to do!</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74" calcext:value-type="float">
            <text:p>74</text:p>
          </table:table-cell>
          <table:table-cell office:value-type="string" calcext:value-type="string">
            <text:p>1199 - World Tour</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24" calcext:value-type="float">
            <text:p>24</text:p>
          </table:table-cell>
          <table:table-cell office:value-type="date" office:date-value="2010-11-01T14:15:00" calcext:value-type="date">
            <text:p>11/01/10 02:15 PM</text:p>
          </table:table-cell>
          <table:table-cell office:value-type="float" office:value="115" calcext:value-type="float">
            <text:p>115</text:p>
          </table:table-cell>
          <table:table-cell office:value-type="float" office:value="1" calcext:value-type="float">
            <text:p>1</text:p>
          </table:table-cell>
          <table:table-cell office:value-type="float" office:value="0" calcext:value-type="float">
            <text:p>0</text:p>
          </table:table-cell>
          <table:table-cell office:value-type="date" office:date-value="2010-11-20T17:00:00" calcext:value-type="date">
            <text:p>11/20/10 05:00 PM</text:p>
          </table:table-cell>
          <table:table-cell table:number-columns-repeated="2" office:value-type="float" office:value="0" calcext:value-type="float">
            <text:p>0</text:p>
          </table:table-cell>
          <table:table-cell office:value-type="float" office:value="10" calcext:value-type="float">
            <text:p>10</text:p>
          </table:table-cell>
          <table:table-cell office:value-type="string" calcext:value-type="string">
            <text:p>This is the start of getting the PC out in the world. <text:s/>Jaderi sends you to other cities. <text:s/>If you don't have a light, he sends you to Khera to get a quested light. <text:s/>This one will overlap several cities and other mprogs, and once done, will be the wrap up of some 8 mprogs total. <text:s/>Each place you are sent to for Jaderi will give you a (sub)quest before you complete that specific part.</text:p>
          </table:table-cell>
          <table:table-cell office:value-type="float" office:value="0" calcext:value-type="float">
            <text:p>0</text:p>
          </table:table-cell>
          <table:table-cell office:value-type="string" calcext:value-type="string">
            <text:p>NULL</text:p>
          </table:table-cell>
          <table:table-cell office:value-type="float" office:value="24" calcext:value-type="float">
            <text:p>2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61" calcext:value-type="float">
            <text:p>61</text:p>
          </table:table-cell>
          <table:table-cell office:value-type="string" calcext:value-type="string">
            <text:p>9800 - 9811 Scribe Quest/Sitala Sedai</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6T08:00:00" calcext:value-type="date">
            <text:p>04/26/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07T16:00:00" calcext:value-type="date">
            <text:p>05/07/10 04:00 PM</text:p>
          </table:table-cell>
          <table:table-cell table:number-columns-repeated="2" office:value-type="float" office:value="0" calcext:value-type="float">
            <text:p>0</text:p>
          </table:table-cell>
          <table:table-cell office:value-type="float" office:value="75" calcext:value-type="float">
            <text:p>75</text:p>
          </table:table-cell>
          <table:table-cell office:value-type="string" calcext:value-type="string">
            <text:p>This series of mobprogs is all part of the same quest, which eventually grants the player the 'scribe' skill upon completion of each task given. <text:s/>The player is sent to find various books by Sitala Sedai from Elaida's palace, which has been ICly turned into a research facility. <text:s/>Each book brought back to Sitala grants the player a percentage increase in the Scribe skill. <text:s/>The books get harder and harder to find, and are farther afield. <text:s/>Currently, the quest is finished up to the point of fetching book3 from the royal librarian in Caemlyn. <text:s/>The librarian in Caemlyn will send the player back to Sitala with another book. <text:s/>Sitala will then teach more of the scribe skill, then <text:s/>send the player to the Cairhien library, and the librarian there will also have a book. <text:s/>The player will bring the book back to Sitala and receive the final teach in the scribe skill.<text:line-break/><text:line-break/><text:line-break/>To Do:<text:line-break/><text:line-break/>Test code to make sure what is there works.<text:line-break/>Check code for broken lines and typos.<text:line-break/>Make sure all objects/mobs are created.<text:line-break/>Make one more mob for Cairhienin librarian.<text:line-break/>Make object for Cairhienin book delivery.</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62" calcext:value-type="float">
            <text:p>62</text:p>
          </table:table-cell>
          <table:table-cell office:value-type="string" calcext:value-type="string">
            <text:p>16001 - 16003 Cow Milk/Egg quest</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8T17:00:00" calcext:value-type="date">
            <text:p>04/28/10 05:00 P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31T17:00:00" calcext:value-type="date">
            <text:p>05/31/10 05:00 PM</text:p>
          </table:table-cell>
          <table:table-cell table:number-columns-repeated="2" office:value-type="float" office:value="0" calcext:value-type="float">
            <text:p>0</text:p>
          </table:table-cell>
          <table:table-cell office:value-type="float" office:value="50" calcext:value-type="float">
            <text:p>50</text:p>
          </table:table-cell>
          <table:table-cell office:value-type="string" calcext:value-type="string">
            <text:p>Jaiden : The first quest is very simple. You're going to have to find a store with a bucket, buy the bucket, milk a cow, and bring it back to the cook at the Queen's blessing. Gotta start somewhere. :D<text:line-break/>Jaiden : I'll make a list. It will be small at first, like the milking the cow quest, and give small rewards, but they will get progressively harder and more elaborate. I just need to work on easy ones first, so I get an idea of how to do the harder ones.<text:line-break/><text:line-break/>Idea came from here:<text:line-break/><text:line-break/>http://runescape.salmoneus.net/quests/CookAssistant.html<text:line-break/><text:line-break/>The cow milking and egg laying scripts are done. <text:s/>The cows and chickens are the ones wondering around Caemlyn.</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17</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63" calcext:value-type="float">
            <text:p>63</text:p>
          </table:table-cell>
          <table:table-cell office:value-type="string" calcext:value-type="string">
            <text:p>2600 - 2602 Innkeeper Dice</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9T08:00:00" calcext:value-type="date">
            <text:p>04/29/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12T16:00:00" calcext:value-type="date">
            <text:p>05/12/10 04: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is set of mobprogs looks like it can be placed on any innkeeper mob out there. <text:s/>This code is currently on Master Marston of the Lion Banner Inn. <text:s/>A player asks 'May I have some dice?' or 'Can I have some dice?" and the innkeeper gives the player some dice. <text:s/>The dice can be rolled and played with. <text:s/>The player can't leave the inn without giving the dice back to the innkeeper.<text:line-break/><text:line-break/>This mobprog is finished. <text:s/>Just needs to be attached to other innkeeper mobs.</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64" calcext:value-type="float">
            <text:p>64</text:p>
          </table:table-cell>
          <table:table-cell office:value-type="string" calcext:value-type="string">
            <text:p>9400-9406 - Basement Key Quest</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9T08:00:00" calcext:value-type="date">
            <text:p>04/29/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12T16:00:00" calcext:value-type="date">
            <text:p>05/12/10 04:00 PM</text:p>
          </table:table-cell>
          <table:table-cell table:number-columns-repeated="2" office:value-type="float" office:value="0" calcext:value-type="float">
            <text:p>0</text:p>
          </table:table-cell>
          <table:table-cell office:value-type="float" office:value="95" calcext:value-type="float">
            <text:p>95</text:p>
          </table:table-cell>
          <table:table-cell office:value-type="string" calcext:value-type="string">
            <text:p>This quest is designed to help White Tower players learn their way around the White Tower. <text:line-break/><text:line-break/>The laundress is looking for honeycakes. <text:s/>So if the player is in the Tower Guild and runs into the laundress, she sends the player off to Mistress Laras to fetch a honeycake. <text:s/><text:line-break/><text:line-break/>Mistress Laras, the Mistress of the Kitchens in the White Tower asks the player to fetch her some flatwort from the herb garden in the White Tower grounds.<text:line-break/><text:line-break/>** The flatwort won't load into the herb garden object in the room where it is located. <text:s/>This needs to be fixed so the quest will work properly.<text:line-break/><text:line-break/>Once the player gives Laras the flatwort, she gives the <text:s/>player a honeycake. <text:s/>Then she sends the player off to go see the laundress.<text:line-break/><text:line-break/>Once the player gives the laundress the honeycake, the laundress sends the player off to the stablemaster with a pair of pants.<text:line-break/><text:line-break/>The player gives the pants to the stablemaster, and he asks the player to put them in his office, giving the pants back to the player. <text:s/><text:line-break/><text:line-break/>The player goes to the stablemaster's office, and finds the stablemaster's key, which doesn't load unless the player has the pants.<text:line-break/><text:line-break/>The key opens the trapdoor under the rug in the stablemaster's office, which leads to the White Tower basement.</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65" calcext:value-type="float">
            <text:p>65</text:p>
          </table:table-cell>
          <table:table-cell office:value-type="string" calcext:value-type="string">
            <text:p>9600, 9601 Stablemaster</text:p>
          </table:table-cell>
          <table:table-cell office:value-type="float" office:value="64" calcext:value-type="float">
            <text:p>6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9T08:00:00" calcext:value-type="date">
            <text:p>04/29/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12T16:00:00" calcext:value-type="date">
            <text:p>05/12/10 04: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ese mobprog vnums are part of the basement key quest that Jaiden was working on. <text:s/>See the parent task for more details.</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66" calcext:value-type="float">
            <text:p>66</text:p>
          </table:table-cell>
          <table:table-cell office:value-type="string" calcext:value-type="string">
            <text:p>9700-9701 Novice Quest</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9T08:00:00" calcext:value-type="date">
            <text:p>04/29/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12T16:00:00" calcext:value-type="date">
            <text:p>05/12/10 04:00 PM</text:p>
          </table:table-cell>
          <table:table-cell table:number-columns-repeated="2" office:value-type="float" office:value="0" calcext:value-type="float">
            <text:p>0</text:p>
          </table:table-cell>
          <table:table-cell office:value-type="float" office:value="50" calcext:value-type="float">
            <text:p>50</text:p>
          </table:table-cell>
          <table:table-cell office:value-type="string" calcext:value-type="string">
            <text:p>An excited-looking Novice asks for help in finding her homework in the library. <text:s/>There is a book shelf in the library, and you have to enter the bookshelf. <text:s/>The homework is 'a sheet of worn, ink-blotted parchment.'<text:line-break/><text:line-break/>Return the homework to the Novice, and she gives the player a message to take to the pigeon master.<text:line-break/><text:line-break/>The pigeon master mob is already created. <text:s/>However, this quest is unfinished.<text:line-break/><text:line-break/>To Do: <text:line-break/><text:line-break/>Write code for mobprogs for pigeon master:<text:line-break/>- Greeting code<text:line-break/>- Message received code, pigeon master gives new message<text:line-break/>- Take new message to... ? &lt;fill in the blank&gt;</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67" calcext:value-type="float">
            <text:p>67</text:p>
          </table:table-cell>
          <table:table-cell office:value-type="string" calcext:value-type="string">
            <text:p>9402-9404 Baths</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9T08:00:00" calcext:value-type="date">
            <text:p>04/29/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12T16:00:00" calcext:value-type="date">
            <text:p>05/12/10 04: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is simple mobprog is on the dapper servant in the baths in the White Tower. <text:s/>The mob prevents the opposite sex from entering the wrong bathroom. <text:s/>The mob hands the player a towel upon entering the correct bathroom. <text:s/>Player must return towel to the servant upon leaving.<text:line-break/><text:line-break/>This mobprog is finished.</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91" calcext:value-type="float">
            <text:p>91</text:p>
          </table:table-cell>
          <table:table-cell office:value-type="string" calcext:value-type="string">
            <text:p>VGlog toggle</text:p>
          </table:table-cell>
          <table:table-cell office:value-type="float" office:value="91" calcext:value-type="float">
            <text:p>91</text:p>
          </table:table-cell>
          <table:table-cell office:value-type="float" office:value="0" calcext:value-type="float">
            <text:p>0</text:p>
          </table:table-cell>
          <table:table-cell office:value-type="float" office:value="4" calcext:value-type="float">
            <text:p>4</text:p>
          </table:table-cell>
          <table:table-cell office:value-type="float" office:value="17" calcext:value-type="float">
            <text:p>17</text:p>
          </table:table-cell>
          <table:table-cell office:value-type="date" office:date-value="2013-01-27T08:00:00" calcext:value-type="date">
            <text:p>01/27/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02T17:00:00" calcext:value-type="date">
            <text:p>02/02/13 05:00 PM</text:p>
          </table:table-cell>
          <table:table-cell table:number-columns-repeated="3" office:value-type="float" office:value="0" calcext:value-type="float">
            <text:p>0</text:p>
          </table:table-cell>
          <table:table-cell office:value-type="string" calcext:value-type="string">
            <text:p>VGlog needs to have a toggle function so VGs can turn it off during RP or when they don't want to be spammed.</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1,</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68" calcext:value-type="float">
            <text:p>68</text:p>
          </table:table-cell>
          <table:table-cell office:value-type="string" calcext:value-type="string">
            <text:p>Make use of reddit.com</text:p>
          </table:table-cell>
          <table:table-cell office:value-type="float" office:value="68" calcext:value-type="float">
            <text:p>68</text:p>
          </table:table-cell>
          <table:table-cell office:value-type="float" office:value="0" calcext:value-type="float">
            <text:p>0</text:p>
          </table:table-cell>
          <table:table-cell office:value-type="float" office:value="9" calcext:value-type="float">
            <text:p>9</text:p>
          </table:table-cell>
          <table:table-cell office:value-type="float" office:value="6" calcext:value-type="float">
            <text:p>6</text:p>
          </table:table-cell>
          <table:table-cell office:value-type="date" office:date-value="2010-10-07T08:00:00" calcext:value-type="date">
            <text:p>10/07/10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0-07T17:00:00" calcext:value-type="date">
            <text:p>10/07/10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Reddit.com has millions of subscribers who range from programmers, news junkies, to nerds and anything else you could imagine. <text:line-break/><text:line-break/>I created a subreddit (www.reddit.com/r/robertjordan) that Im hoping to gain lots of followers on. If I can get enough followers, we can use this as free advertising for our website/MUD.</text:p>
          </table:table-cell>
          <table:table-cell office:value-type="float" office:value="0" calcext:value-type="float">
            <text:p>0</text:p>
          </table:table-cell>
          <table:table-cell office:value-type="string" calcext:value-type="string">
            <text:p>NULL</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0,0</text:p>
          </table:table-cell>
          <table:table-cell table:number-columns-repeated="2" office:value-type="string" calcext:value-type="string">
            <text:p>NULL</text:p>
          </table:table-cell>
          <table:table-cell office:value-type="float" office:value="1" calcext:value-type="float">
            <text:p>1</text:p>
          </table:table-cell>
        </table:table-row>
        <table:table-row table:style-name="ro1">
          <table:table-cell office:value-type="float" office:value="69" calcext:value-type="float">
            <text:p>69</text:p>
          </table:table-cell>
          <table:table-cell office:value-type="string" calcext:value-type="string">
            <text:p>Add Social Network Buttons to Website</text:p>
          </table:table-cell>
          <table:table-cell office:value-type="float" office:value="69" calcext:value-type="float">
            <text:p>69</text:p>
          </table:table-cell>
          <table:table-cell office:value-type="float" office:value="0" calcext:value-type="float">
            <text:p>0</text:p>
          </table:table-cell>
          <table:table-cell office:value-type="float" office:value="9" calcext:value-type="float">
            <text:p>9</text:p>
          </table:table-cell>
          <table:table-cell office:value-type="float" office:value="6" calcext:value-type="float">
            <text:p>6</text:p>
          </table:table-cell>
          <table:table-cell office:value-type="date" office:date-value="2010-10-07T08:00:00" calcext:value-type="date">
            <text:p>10/07/10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0-28T17:00:00" calcext:value-type="date">
            <text:p>10/28/10 05:00 PM</text:p>
          </table:table-cell>
          <table:table-cell table:number-columns-repeated="3" office:value-type="float" office:value="0" calcext:value-type="float">
            <text:p>0</text:p>
          </table:table-cell>
          <table:table-cell office:value-type="string" calcext:value-type="string">
            <text:p>Somehow we need to add social network buttons to our website. We need to add a button for reddit, digg, stumbleupon, del.icio.us, facebook, and twitter. <text:line-break/><text:line-break/>Go to http://www.wotmud.org/.. in the mid-right section you will see that they did something similar. <text:s/><text:line-break/><text:line-break/>Lots of people might not be actively mudding these days, but they are actively facebooking and twittering, as well as using other social network sites. Oldbies who come to the tyme page might not realize we have a facebook page.. it would be great to put a link there.</text:p>
          </table:table-cell>
          <table:table-cell office:value-type="float" office:value="0" calcext:value-type="float">
            <text:p>0</text:p>
          </table:table-cell>
          <table:table-cell office:value-type="string" calcext:value-type="string">
            <text:p>NULL</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70" calcext:value-type="float">
            <text:p>70</text:p>
          </table:table-cell>
          <table:table-cell office:value-type="string" calcext:value-type="string">
            <text:p>Shop Errors to be Fixed</text:p>
          </table:table-cell>
          <table:table-cell office:value-type="float" office:value="39" calcext:value-type="float">
            <text:p>39</text:p>
          </table:table-cell>
          <table:table-cell office:value-type="float" office:value="0" calcext:value-type="float">
            <text:p>0</text:p>
          </table:table-cell>
          <table:table-cell office:value-type="float" office:value="3" calcext:value-type="float">
            <text:p>3</text:p>
          </table:table-cell>
          <table:table-cell office:value-type="float" office:value="17" calcext:value-type="float">
            <text:p>17</text:p>
          </table:table-cell>
          <table:table-cell office:value-type="date" office:date-value="2010-10-22T08:00:00" calcext:value-type="date">
            <text:p>10/22/10 08:00 AM</text:p>
          </table:table-cell>
          <table:table-cell office:value-type="float" office:value="174" calcext:value-type="float">
            <text:p>174</text:p>
          </table:table-cell>
          <table:table-cell office:value-type="float" office:value="1" calcext:value-type="float">
            <text:p>1</text:p>
          </table:table-cell>
          <table:table-cell office:value-type="float" office:value="0" calcext:value-type="float">
            <text:p>0</text:p>
          </table:table-cell>
          <table:table-cell office:value-type="date" office:date-value="2013-03-31T17:00:00" calcext:value-type="date">
            <text:p>03/31/13 05:00 PM</text:p>
          </table:table-cell>
          <table:table-cell office:value-type="float" office:value="0" calcext:value-type="float">
            <text:p>0</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I've started working on the shops, and my test shop vnum is 301, Milton's General Store. The following errors have been noted:* Prices are too high - a silver lantern should be 10 gp but shows up on the list as 1301.* When you buy the item, Master Milton tells you you bought it for 1 gp, regardless of the actual cost.* Shop does not show up when you type 'show shops 3' for zone 3UPDATE:I don't know who was working on this project before. <text:s/>The prices are out of whack, because the economy is out of whack. <text:s/>In order for the prices to be right, we need to fix the economy first. <text:s/>Working on that. <text:s/>Will test this shop out when I get a chance.</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text:p>
          </table:table-cell>
          <table:table-cell office:value-type="string" calcext:value-type="string">
            <text:p>17,1,</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72" calcext:value-type="float">
            <text:p>72</text:p>
          </table:table-cell>
          <table:table-cell office:value-type="string" calcext:value-type="string">
            <text:p>1185-1192 Light Quest</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24" calcext:value-type="float">
            <text:p>24</text:p>
          </table:table-cell>
          <table:table-cell office:value-type="date" office:date-value="2010-08-01T13:00:00" calcext:value-type="date">
            <text:p>08/01/10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1-11T17:00:00" calcext:value-type="date">
            <text:p>11/11/10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Quest to obtain a quested light in order to travel outside of the city of Caemlyn. <text:s/>Has been completed. <text:s/>Let me know if anything needs to change.</text:p>
          </table:table-cell>
          <table:table-cell office:value-type="float" office:value="0" calcext:value-type="float">
            <text:p>0</text:p>
          </table:table-cell>
          <table:table-cell office:value-type="string" calcext:value-type="string">
            <text:p>NULL</text:p>
          </table:table-cell>
          <table:table-cell office:value-type="float" office:value="24" calcext:value-type="float">
            <text:p>2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73" calcext:value-type="float">
            <text:p>73</text:p>
          </table:table-cell>
          <table:table-cell office:value-type="string" calcext:value-type="string">
            <text:p>1690 (?) - 1699 - Wisdom potion/herb quest</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24" calcext:value-type="float">
            <text:p>24</text:p>
          </table:table-cell>
          <table:table-cell office:value-type="date" office:date-value="2010-11-11T14:00:00" calcext:value-type="date">
            <text:p>11/11/10 02:00 PM</text:p>
          </table:table-cell>
          <table:table-cell office:value-type="float" office:value="2" calcext:value-type="float">
            <text:p>2</text:p>
          </table:table-cell>
          <table:table-cell office:value-type="float" office:value="24" calcext:value-type="float">
            <text:p>24</text:p>
          </table:table-cell>
          <table:table-cell office:value-type="float" office:value="0" calcext:value-type="float">
            <text:p>0</text:p>
          </table:table-cell>
          <table:table-cell office:value-type="date" office:date-value="2010-11-13T17:00:00" calcext:value-type="date">
            <text:p>11/13/10 05:00 PM</text:p>
          </table:table-cell>
          <table:table-cell table:number-columns-repeated="2" office:value-type="float" office:value="0" calcext:value-type="float">
            <text:p>0</text:p>
          </table:table-cell>
          <table:table-cell office:value-type="float" office:value="5" calcext:value-type="float">
            <text:p>5</text:p>
          </table:table-cell>
          <table:table-cell office:value-type="string" calcext:value-type="string">
            <text:p>Quest to gather herbs for wisdom in Ailynder. <text:s/>Reward is a potion to restore movement points.</text:p>
          </table:table-cell>
          <table:table-cell office:value-type="float" office:value="0" calcext:value-type="float">
            <text:p>0</text:p>
          </table:table-cell>
          <table:table-cell office:value-type="string" calcext:value-type="string">
            <text:p>NULL</text:p>
          </table:table-cell>
          <table:table-cell office:value-type="float" office:value="24" calcext:value-type="float">
            <text:p>2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71" calcext:value-type="float">
            <text:p>71</text:p>
          </table:table-cell>
          <table:table-cell office:value-type="string" calcext:value-type="string">
            <text:p>Aiel Waste</text:p>
          </table:table-cell>
          <table:table-cell office:value-type="float" office:value="71" calcext:value-type="float">
            <text:p>71</text:p>
          </table:table-cell>
          <table:table-cell office:value-type="float" office:value="0" calcext:value-type="float">
            <text:p>0</text:p>
          </table:table-cell>
          <table:table-cell office:value-type="float" office:value="8" calcext:value-type="float">
            <text:p>8</text:p>
          </table:table-cell>
          <table:table-cell office:value-type="float" office:value="6" calcext:value-type="float">
            <text:p>6</text:p>
          </table:table-cell>
          <table:table-cell office:value-type="date" office:date-value="2010-10-25T08:45:00" calcext:value-type="date">
            <text:p>10/25/10 08:45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0-25T17:00:00" calcext:value-type="date">
            <text:p>10/25/10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Duren found the old Waste that I built several years ago and brought it back into the live MUD. The Waste is zone 111. I set room 11101 as the Aiel Guild recall. <text:line-break/><text:line-break/>I also brought Marek's old Aiel Camp back into the MUD so Aiel could RP in Andor if need be. That is zone 51.</text:p>
          </table:table-cell>
          <table:table-cell office:value-type="float" office:value="0" calcext:value-type="float">
            <text:p>0</text:p>
          </table:table-cell>
          <table:table-cell office:value-type="string" calcext:value-type="string">
            <text:p>NULL</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0,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75" calcext:value-type="float">
            <text:p>75</text:p>
          </table:table-cell>
          <table:table-cell office:value-type="string" calcext:value-type="string">
            <text:p>Restoration Potion</text:p>
          </table:table-cell>
          <table:table-cell office:value-type="float" office:value="75" calcext:value-type="float">
            <text:p>75</text:p>
          </table:table-cell>
          <table:table-cell office:value-type="float" office:value="0" calcext:value-type="float">
            <text:p>0</text:p>
          </table:table-cell>
          <table:table-cell office:value-type="float" office:value="6" calcext:value-type="float">
            <text:p>6</text:p>
          </table:table-cell>
          <table:table-cell office:value-type="float" office:value="24" calcext:value-type="float">
            <text:p>24</text:p>
          </table:table-cell>
          <table:table-cell office:value-type="date" office:date-value="2010-11-12T14:00:00" calcext:value-type="date">
            <text:p>11/12/10 02:00 PM</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date" office:date-value="2010-11-15T17:00:00" calcext:value-type="date">
            <text:p>11/15/10 05:00 PM</text:p>
          </table:table-cell>
          <table:table-cell table:number-columns-repeated="3" office:value-type="float" office:value="0" calcext:value-type="float">
            <text:p>0</text:p>
          </table:table-cell>
          <table:table-cell office:value-type="string" calcext:value-type="string">
            <text:p>Need to see if I can get a potion made that will restore moves...Maybe 100-150...The quest will be semi tricky, so the reward will be something that will help quite a bit</text:p>
          </table:table-cell>
          <table:table-cell office:value-type="float" office:value="0" calcext:value-type="float">
            <text:p>0</text:p>
          </table:table-cell>
          <table:table-cell office:value-type="string" calcext:value-type="string">
            <text:p>NULL</text:p>
          </table:table-cell>
          <table:table-cell office:value-type="float" office:value="24" calcext:value-type="float">
            <text:p>2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76" calcext:value-type="float">
            <text:p>76</text:p>
          </table:table-cell>
          <table:table-cell office:value-type="string" calcext:value-type="string">
            <text:p>Create IC Boards in RP centric areas</text:p>
          </table:table-cell>
          <table:table-cell office:value-type="float" office:value="76" calcext:value-type="float">
            <text:p>76</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date" office:date-value="2010-11-13T10:00:00" calcext:value-type="date">
            <text:p>11/13/10 10: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1-30T17:00:00" calcext:value-type="date">
            <text:p>11/30/10 05:00 PM</text:p>
          </table:table-cell>
          <table:table-cell table:number-columns-repeated="3" office:value-type="float" office:value="0" calcext:value-type="float">
            <text:p>0</text:p>
          </table:table-cell>
          <table:table-cell office:value-type="string" calcext:value-type="string">
            <text:p>We need to place some IC message boards around RP areas to allow players to send IC messages between one another.<text:line-break/><text:line-break/>See object vnum 16160 for an example. <text:s/>Basically you just create an object, set it to have special procedure 'icboard' (S option in oedit), set it to load in a room and you're don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77" calcext:value-type="float">
            <text:p>77</text:p>
          </table:table-cell>
          <table:table-cell office:value-type="string" calcext:value-type="string">
            <text:p>Organize Fedit List</text:p>
          </table:table-cell>
          <table:table-cell office:value-type="float" office:value="77" calcext:value-type="float">
            <text:p>77</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date" office:date-value="2010-11-17T08:00:00" calcext:value-type="date">
            <text:p>11/17/10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1-28T17:00:00" calcext:value-type="date">
            <text:p>11/28/10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Please make it so that you can organize the fedit list by slash, parry, dodge, thrust, flourish and unarmed. This would help me alot. <text:line-break/><text:line-break/>Sadren</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78" calcext:value-type="float">
            <text:p>78</text:p>
          </table:table-cell>
          <table:table-cell office:value-type="string" calcext:value-type="string">
            <text:p>Testform</text:p>
          </table:table-cell>
          <table:table-cell office:value-type="float" office:value="78" calcext:value-type="float">
            <text:p>78</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date" office:date-value="2010-11-22T14:00:00" calcext:value-type="date">
            <text:p>11/22/10 0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1-23T17:00:00" calcext:value-type="date">
            <text:p>11/23/10 05:00 PM</text:p>
          </table:table-cell>
          <table:table-cell table:number-columns-repeated="3" office:value-type="float" office:value="0" calcext:value-type="float">
            <text:p>0</text:p>
          </table:table-cell>
          <table:table-cell office:value-type="string" calcext:value-type="string">
            <text:p>Testform &lt;formname&gt; &lt;player&gt;<text:line-break/><text:line-break/>This command will input all of the data from a form name in emote form to make sure whether or not data is being properly displayed to_character, to_victim, and to_room.</text:p>
          </table:table-cell>
          <table:table-cell office:value-type="float" office:value="0" calcext:value-type="float">
            <text:p>0</text:p>
          </table:table-cell>
          <table:table-cell office:value-type="string" calcext:value-type="string">
            <text:p>NULL</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79" calcext:value-type="float">
            <text:p>79</text:p>
          </table:table-cell>
          <table:table-cell office:value-type="string" calcext:value-type="string">
            <text:p>Add $f to forms</text:p>
          </table:table-cell>
          <table:table-cell office:value-type="float" office:value="79" calcext:value-type="float">
            <text:p>79</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date" office:date-value="2010-11-22T14:00:00" calcext:value-type="date">
            <text:p>11/22/10 0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1-23T17:00:00" calcext:value-type="date">
            <text:p>11/23/10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f is added to forms so that instead of entering a full form name (Leopard's Caress, Board Rushes the Mountain, etc) you will just have to use $f and it will use the form name given as the fedit title.</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80" calcext:value-type="float">
            <text:p>80</text:p>
          </table:table-cell>
          <table:table-cell office:value-type="string" calcext:value-type="string">
            <text:p>combat speed</text:p>
          </table:table-cell>
          <table:table-cell office:value-type="float" office:value="80" calcext:value-type="float">
            <text:p>80</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date" office:date-value="2010-11-22T14:00:00" calcext:value-type="date">
            <text:p>11/22/10 0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1-23T17:00:00" calcext:value-type="date">
            <text:p>11/23/10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Combat Speed was not working properly. Duren fixed the problem and so now the speed of combat will be able to be set.<text:line-break/><text:line-break/>You can choose between 1.7 seconds (autocombat) and an upper limit of (I think) 1000 seconds.</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81" calcext:value-type="float">
            <text:p>81</text:p>
          </table:table-cell>
          <table:table-cell office:value-type="string" calcext:value-type="string">
            <text:p>Update: Forms Completed</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10-11-22T08:00:00" calcext:value-type="date">
            <text:p>11/22/10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2-03-01T17:00:00" calcext:value-type="date">
            <text:p>03/01/12 05: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The following is the fedit list, followed by the status of the form and how much is completed. (Sorry if it isn't laid out nicely)Form Name <text:s/><text:tab/><text:tab/>StatusWithdraw <text:s text:c="2"/><text:tab/><text:tab/>CompleteRam <text:s text:c="2"/><text:tab/><text:tab/><text:tab/>CompleteBasic Thrust <text:s text:c="2"/><text:tab/><text:tab/>CompleteSlash From Right <text:s text:c="2"/><text:tab/>CompleteParry To Left <text:s text:c="2"/><text:tab/> <text:s text:c="7"/>CompleteParry To Right <text:s text:c="2"/><text:tab/>CompleteWeapon Spin <text:s text:c="2"/><text:tab/>CompleteSlash From Left <text:s text:c="2"/><text:tab/>CompleteOverhead Slash <text:s text:c="2"/><text:tab/>CompleteAdvanced Withdrawal <text:s text:c="2"/><text:tab/>CompleteOverhead Parry To Right CompleteOverhead Parry to Left <text:s/>CompleteMaster Withdrawal <text:s text:c="2"/><text:tab/>Completedonotchangeme <text:s text:c="2"/><text:tab/>says it does not existOff-Hand Jab <text:s text:c="2"/><text:tab/><text:tab/>Needs Exclusivestestme <text:s text:c="2"/><text:tab/><text:tab/> <text:s text:c="7"/>Deletetestme2 <text:s text:c="2"/><text:tab/><text:tab/>Deletetestme3 <text:s text:c="2"/><text:tab/><text:tab/>DeleteHummingbird ..Honeyrose CompleteLeopard's Caress <text:s text:c="2"/><text:tab/>Needs Text and ExclusivesTesting the Limits <text:s text:c="2"/><text:tab/>Completely Unfinishedtesting <text:s text:c="2"/><text:tab/><text:tab/> <text:s text:c="7"/>DeleteRiver Undercuts the BankCompleteBoar Rushes .. Mountain <text:s/>CompleteDebugSlashFromRight <text:s text:c="2"/><text:tab/>Complete, use for debuggingDebugSlashFromLeft <text:s text:c="2"/><text:tab/>Complete, use for debuggingDebugSlashFromAbove <text:s text:c="2"/><text:tab/>Complete, use for debuggingStriking the Spark <text:s text:c="2"/><text:tab/> <text:s text:c="7"/>Completely UnfinishedCourtier Taps His Fan <text:s text:c="5"/>Needs Basics, Mods, ExclusivesAt my count, we have 16 that are complete meaning that they have all of the required information put in, but they have not been tested for balaned or whether or not they output to the mud correctly. I need to finish 3 more forms to have a fullly complete group of basic forms. They are:Advanced ThrustMaster ThrustOverhead ParryNone of these should be that difficult to input, since I will be copying most of the form information from other places. And we do not need to finish these last three to start testing, only to have a fully fleshed out group of basic forms that would be known by anyone with basic sword knowledge.</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82" calcext:value-type="float">
            <text:p>82</text:p>
          </table:table-cell>
          <table:table-cell office:value-type="string" calcext:value-type="string">
            <text:p>Channeling Code</text:p>
          </table:table-cell>
          <table:table-cell office:value-type="float" office:value="82" calcext:value-type="float">
            <text:p>82</text:p>
          </table:table-cell>
          <table:table-cell office:value-type="float" office:value="0" calcext:value-type="float">
            <text:p>0</text:p>
          </table:table-cell>
          <table:table-cell office:value-type="float" office:value="4" calcext:value-type="float">
            <text:p>4</text:p>
          </table:table-cell>
          <table:table-cell office:value-type="float" office:value="32" calcext:value-type="float">
            <text:p>32</text:p>
          </table:table-cell>
          <table:table-cell office:value-type="date" office:date-value="2010-11-24T08:00:00" calcext:value-type="date">
            <text:p>11/24/10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1-25T17:00:00" calcext:value-type="date">
            <text:p>11/25/10 05:00 PM</text:p>
          </table:table-cell>
          <table:table-cell table:number-columns-repeated="3" office:value-type="float" office:value="0" calcext:value-type="float">
            <text:p>0</text:p>
          </table:table-cell>
          <table:table-cell office:value-type="string" calcext:value-type="string">
            <text:p>I have no idea where channeling code stands at the moment. I was wondering if we could get an idea of how hard it will be to implement, and if I can start delegating people to find me information so we can get a head start on that while I test forms. SadrenKinje here. <text:s/>Do we have a basic concept of how channeling combat is going to work? <text:s/>Obviously, before it can be coded, we need a system in place to govern channeling in general, so our excellent coders know what they're building towards. <text:s/>If we don't have a system in place, who's designing that? <text:s/>And is it me?</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83" calcext:value-type="float">
            <text:p>83</text:p>
          </table:table-cell>
          <table:table-cell office:value-type="string" calcext:value-type="string">
            <text:p>Update MotD</text:p>
          </table:table-cell>
          <table:table-cell office:value-type="float" office:value="83" calcext:value-type="float">
            <text:p>83</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1-27T17:45:00" calcext:value-type="date">
            <text:p>01/27/13 05:45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1-28T17:00:00" calcext:value-type="date">
            <text:p>01/28/13 05: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The MotD was badly in need of updating. <text:s/>After working around bugs in the motd editor, I have managed to update it, while keeping the pretty ANSI art intact. <text:s/>If this needs to be updated in the future, it should be noted that the @x function in the editor is BUGGED and may cause the game to crash. <text:s/>So don't use it. <text:s/>You have to clear the entire MotD first, then copy the new one from notebook and paste it in. <text:s/>I have the color codes and the latest version of the MotD in a file now on my computer for easier updating.</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2,2</text:p>
          </table:table-cell>
          <table:table-cell office:value-type="string" calcext:value-type="string">
            <text:p>17,</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84" calcext:value-type="float">
            <text:p>84</text:p>
          </table:table-cell>
          <table:table-cell office:value-type="string" calcext:value-type="string">
            <text:p>Update Wizlist</text:p>
          </table:table-cell>
          <table:table-cell office:value-type="float" office:value="84" calcext:value-type="float">
            <text:p>84</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1-27T17:45:00" calcext:value-type="date">
            <text:p>01/27/13 05:45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1-28T17:00:00" calcext:value-type="date">
            <text:p>01/28/13 05: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The Wizlist has been updated to reflect the current staff and the mortal GLs, as well as Implementers Emeritus.</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85" calcext:value-type="float">
            <text:p>85</text:p>
          </table:table-cell>
          <table:table-cell office:value-type="string" calcext:value-type="string">
            <text:p>Update MITupdate</text:p>
          </table:table-cell>
          <table:table-cell office:value-type="float" office:value="85" calcext:value-type="float">
            <text:p>85</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1-27T08:45:00" calcext:value-type="date">
            <text:p>01/27/13 08:45 AM</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date" office:date-value="2013-01-29T17:00:00" calcext:value-type="date">
            <text:p>01/29/13 05:00 PM</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ITupdate is supposed to contain the latest information on the progress of the code and OOC matters. <text:s/>This needs to be updated so players will know where we stand, and what we need help with, and how close we are to completion of the combat code.</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86" calcext:value-type="float">
            <text:p>86</text:p>
          </table:table-cell>
          <table:table-cell office:value-type="string" calcext:value-type="string">
            <text:p>Proj Board</text:p>
          </table:table-cell>
          <table:table-cell office:value-type="float" office:value="86" calcext:value-type="float">
            <text:p>86</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1-27T17:45:00" calcext:value-type="date">
            <text:p>01/27/13 05:45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1-29T17:00:00" calcext:value-type="date">
            <text:p>01/29/13 05:00 PM</text:p>
          </table:table-cell>
          <table:table-cell table:number-columns-repeated="2" office:value-type="float" office:value="0" calcext:value-type="float">
            <text:p>0</text:p>
          </table:table-cell>
          <table:table-cell office:value-type="float" office:value="95" calcext:value-type="float">
            <text:p>95</text:p>
          </table:table-cell>
          <table:table-cell office:value-type="string" calcext:value-type="string">
            <text:p>The Project Board needs to be gone through, and all references to things from the previous timeline(s) need to be deleted. <text:s/>Only important posts should remain.Some posts require an Imp to delete, since they were posted by Imps.</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87" calcext:value-type="float">
            <text:p>87</text:p>
          </table:table-cell>
          <table:table-cell office:value-type="string" calcext:value-type="string">
            <text:p>Policy Files</text:p>
          </table:table-cell>
          <table:table-cell office:value-type="float" office:value="87" calcext:value-type="float">
            <text:p>87</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1-27T17:45:00" calcext:value-type="date">
            <text:p>01/27/13 05:45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02T17:00:00" calcext:value-type="date">
            <text:p>02/02/13 05:00 PM</text:p>
          </table:table-cell>
          <table:table-cell office:value-type="float" office:value="0" calcext:value-type="float">
            <text:p>0</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The Policy files need a major overhaul. <text:s/>They need to be gone through with a fine-toothed comb, to see if they can be reduced to a more manageable, less restrictive level. <text:s/>Players were discouraged with the strict policy enforcement on so many of these policies, and we need to see what we can cut back on without making things so lax that players abuse the game.<text:line-break/><text:line-break/>This is largely complete, afaik. -Rissa</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text:p>
          </table:table-cell>
          <table:table-cell office:value-type="string" calcext:value-type="string">
            <text:p>17,32,4</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88" calcext:value-type="float">
            <text:p>88</text:p>
          </table:table-cell>
          <table:table-cell office:value-type="string" calcext:value-type="string">
            <text:p>Guild Boards</text:p>
          </table:table-cell>
          <table:table-cell office:value-type="float" office:value="88" calcext:value-type="float">
            <text:p>88</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1-27T08:45:00" calcext:value-type="date">
            <text:p>01/27/13 08:45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1-30T17:00:00" calcext:value-type="date">
            <text:p>01/30/13 05:00 PM</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office:value-type="string" calcext:value-type="string">
            <text:p>Guild boards need to be reviewed, and any posts pertaining to the previous timeline removed. <text:s/>Also, any posts related to WM/CM and anything else that is no longer needed should be removed. <text:s/>We are starting from scratch. <text:s/>Non-WM/CM lesson plan and training outlines and such should remain. <text:s/>Posts explaining guild hierarchies should remain as a guideline.I have gone through -some- guild boards, but am leaving this mostly up to GLs.<text:line-break/><text:line-break/>Completed. -Rissa</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89" calcext:value-type="float">
            <text:p>89</text:p>
          </table:table-cell>
          <table:table-cell office:value-type="string" calcext:value-type="string">
            <text:p>Update Help Caemlyn</text:p>
          </table:table-cell>
          <table:table-cell office:value-type="float" office:value="89" calcext:value-type="float">
            <text:p>89</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1-27T08:00:00" calcext:value-type="date">
            <text:p>01/27/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1-30T17:00:00" calcext:value-type="date">
            <text:p>01/30/13 05:00 PM</text:p>
          </table:table-cell>
          <table:table-cell office:value-type="float" office:value="0" calcext:value-type="float">
            <text:p>0</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This file has directions for points of interest and RP areas in Caemlyn. <text:s/>I have updated it, but would like to add the map of Caemlyn that I am working on.</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0</text:p>
          </table:table-cell>
          <table:table-cell office:value-type="string" calcext:value-type="string">
            <text:p>17,</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90" calcext:value-type="float">
            <text:p>90</text:p>
          </table:table-cell>
          <table:table-cell office:value-type="string" calcext:value-type="string">
            <text:p>Update Help Cairhien</text:p>
          </table:table-cell>
          <table:table-cell office:value-type="float" office:value="90" calcext:value-type="float">
            <text:p>90</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1-27T08:00:00" calcext:value-type="date">
            <text:p>01/27/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1-30T17:00:00" calcext:value-type="date">
            <text:p>01/30/13 05:00 PM</text:p>
          </table:table-cell>
          <table:table-cell table:number-columns-repeated="3" office:value-type="float" office:value="0" calcext:value-type="float">
            <text:p>0</text:p>
          </table:table-cell>
          <table:table-cell office:value-type="string" calcext:value-type="string">
            <text:p>This is like the Help Caemlyn file. <text:s/>Needs to be reviewed for accuracy, and additions/changes made accordingly.</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92" calcext:value-type="float">
            <text:p>92</text:p>
          </table:table-cell>
          <table:table-cell office:value-type="string" calcext:value-type="string">
            <text:p>Zone 469</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3" office:value-type="float" office:value="0" calcext:value-type="float">
            <text:p>0</text:p>
          </table:table-cell>
          <table:table-cell office:value-type="string" calcext:value-type="string">
            <text:p>Zone 469 north of Tar Valon. <text:s/>No work done yet.</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93" calcext:value-type="float">
            <text:p>93</text:p>
          </table:table-cell>
          <table:table-cell office:value-type="string" calcext:value-type="string">
            <text:p>Zone 468</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office:value-type="float" office:value="20" calcext:value-type="float">
            <text:p>20</text:p>
          </table:table-cell>
          <table:table-cell office:value-type="float" office:value="24" calcext:value-type="float">
            <text:p>24</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5" calcext:value-type="float">
            <text:p>5</text:p>
          </table:table-cell>
          <table:table-cell office:value-type="string" calcext:value-type="string">
            <text:p>There are some rooms in this zone that have been desc'd close to the river and Alindaer. <text:s/>Most of it is incomplete.</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94" calcext:value-type="float">
            <text:p>94</text:p>
          </table:table-cell>
          <table:table-cell office:value-type="string" calcext:value-type="string">
            <text:p>Zone 509</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3" office:value-type="float" office:value="0" calcext:value-type="float">
            <text:p>0</text:p>
          </table:table-cell>
          <table:table-cell office:value-type="string" calcext:value-type="string">
            <text:p>Looks like no progress has been made on this zone.</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95" calcext:value-type="float">
            <text:p>95</text:p>
          </table:table-cell>
          <table:table-cell office:value-type="string" calcext:value-type="string">
            <text:p>Zone 508</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5" calcext:value-type="float">
            <text:p>5</text:p>
          </table:table-cell>
          <table:table-cell office:value-type="string" calcext:value-type="string">
            <text:p>Only a few descriptions at the beginning of 'show rooms' for this zone.</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96" calcext:value-type="float">
            <text:p>96</text:p>
          </table:table-cell>
          <table:table-cell office:value-type="string" calcext:value-type="string">
            <text:p>Zone 540</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3" office:value-type="float" office:value="0" calcext:value-type="float">
            <text:p>0</text:p>
          </table:table-cell>
          <table:table-cell office:value-type="string" calcext:value-type="string">
            <text:p>Not worked.</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97" calcext:value-type="float">
            <text:p>97</text:p>
          </table:table-cell>
          <table:table-cell office:value-type="string" calcext:value-type="string">
            <text:p>Zone 539</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Done.</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98" calcext:value-type="float">
            <text:p>98</text:p>
          </table:table-cell>
          <table:table-cell office:value-type="string" calcext:value-type="string">
            <text:p>Zone 538</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Done!</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99" calcext:value-type="float">
            <text:p>99</text:p>
          </table:table-cell>
          <table:table-cell office:value-type="string" calcext:value-type="string">
            <text:p>Zone 537</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is is the zone around Cairhien. <text:s/>Looks to be complete.</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100" calcext:value-type="float">
            <text:p>100</text:p>
          </table:table-cell>
          <table:table-cell office:value-type="string" calcext:value-type="string">
            <text:p>Zone 569</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Finished, and ported over. <text:s/>Thanks Lironah!</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1" calcext:value-type="float">
            <text:p>101</text:p>
          </table:table-cell>
          <table:table-cell office:value-type="string" calcext:value-type="string">
            <text:p>Zone 570</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Done.</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2" calcext:value-type="float">
            <text:p>102</text:p>
          </table:table-cell>
          <table:table-cell office:value-type="string" calcext:value-type="string">
            <text:p>Zone 568</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Done and ported over to main port.</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3" calcext:value-type="float">
            <text:p>103</text:p>
          </table:table-cell>
          <table:table-cell office:value-type="string" calcext:value-type="string">
            <text:p>Zone 567</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50" calcext:value-type="float">
            <text:p>50</text:p>
          </table:table-cell>
          <table:table-cell office:value-type="string" calcext:value-type="string">
            <text:p>Some of this zone looks like it's been worked on. <text:s/>Need to go through and change the LIGHT FOREST room titles. <text:s/>The rooms have titles, but no descs. <text:s/>Please do not put titles on the rooms unless they have a desc. <text:s/>This is how I am judging whether or not rooms are done, by going through 'show rooms &lt;zone number&gt;'. <text:s/>Room names should not be in all caps.</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4" calcext:value-type="float">
            <text:p>104</text:p>
          </table:table-cell>
          <table:table-cell office:value-type="string" calcext:value-type="string">
            <text:p>Zone 610</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Zone appears to be complete. <text:s/>Ported to main port.</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11" calcext:value-type="float">
            <text:p>111</text:p>
          </table:table-cell>
          <table:table-cell office:value-type="string" calcext:value-type="string">
            <text:p>Wolfkin Guild Area</text:p>
          </table:table-cell>
          <table:table-cell office:value-type="float" office:value="104" calcext:value-type="float">
            <text:p>10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9T08:30:00" calcext:value-type="date">
            <text:p>01/29/13 08:3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office:value-type="string" calcext:value-type="string">
            <text:p>This is the Wolfkin Guild Area. <text:s/>It is situated in Zone 610, so I have made this a child task of that task. <text:s/>In progress by Lironah. <text:s/>This zone is extremely buggy. <text:s/>I have been attempting to add a pool object to room vnum 2406, just a fun little swimmable thing. <text:s/>But, everytime I try to edit this zone at all, it keeps resulting in an automatic copyover. <text:s/>Please do NOT do any more editing on this zone until we know what's wrong. <text:s/>I am marking it inactive for now. <text:s/>I can't port this zone over until this bug is fixed. <text:s/>I have figured out what PART of the problem is. <text:s/>New rooms cannot be created in this zone, for some reason. <text:s/>If you try, it causes an automatic copyover when you try to redit save. <text:s/>- Ayasha</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30,1</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5" calcext:value-type="float">
            <text:p>105</text:p>
          </table:table-cell>
          <table:table-cell office:value-type="string" calcext:value-type="string">
            <text:p>Zone 609</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Zone complete.</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6" calcext:value-type="float">
            <text:p>106</text:p>
          </table:table-cell>
          <table:table-cell office:value-type="string" calcext:value-type="string">
            <text:p>Zone 608</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5" calcext:value-type="float">
            <text:p>5</text:p>
          </table:table-cell>
          <table:table-cell office:value-type="string" calcext:value-type="string">
            <text:p>Rooms have names, but no descs.</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7" calcext:value-type="float">
            <text:p>107</text:p>
          </table:table-cell>
          <table:table-cell office:value-type="string" calcext:value-type="string">
            <text:p>Zone 607</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3" office:value-type="float" office:value="0" calcext:value-type="float">
            <text:p>0</text:p>
          </table:table-cell>
          <table:table-cell office:value-type="string" calcext:value-type="string">
            <text:p>No work done on this zone.</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8" calcext:value-type="float">
            <text:p>108</text:p>
          </table:table-cell>
          <table:table-cell office:value-type="string" calcext:value-type="string">
            <text:p>Zone 640</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his entire zone needs to be re-worked. <text:s/>I am moving its progress back to 10%, even though it's already been ported over. <text:s/>It is terribly inconsistent. <text:s/>Whoever desc'd the rooms ignored the Ubermap entirely, and turned dense forests into fields, and vice versa, and other things. <text:s/>There were rooms linked to other zones entirely instead of maintaining the Ubermap zone layout, and I had to fix those. <text:s/>The room descs are not properly formatted. <text:s/>I am doing this one myself, simply because there are so many mistakes, typos and instances of bad grammar and spelling that it's annoyed me to the point of not wanting anyone else to touch it. <text:s/>I don't know who did this zone, and I'm sorry if I offend, but our building is an image of our game, and if our image is one of sloppy work, then no one will want to play here. - Ayasha</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33,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9" calcext:value-type="float">
            <text:p>109</text:p>
          </table:table-cell>
          <table:table-cell office:value-type="string" calcext:value-type="string">
            <text:p>Zone 639</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12:30:00" calcext:value-type="date">
            <text:p>01/28/13 12:3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95" calcext:value-type="float">
            <text:p>95</text:p>
          </table:table-cell>
          <table:table-cell office:value-type="string" calcext:value-type="string">
            <text:p>Needs proofreading. <text:s/>Many typos and errors discovered.</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33,17</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10" calcext:value-type="float">
            <text:p>110</text:p>
          </table:table-cell>
          <table:table-cell office:value-type="string" calcext:value-type="string">
            <text:p>Zone 638</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12:30:00" calcext:value-type="date">
            <text:p>01/28/13 12:3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95" calcext:value-type="float">
            <text:p>95</text:p>
          </table:table-cell>
          <table:table-cell office:value-type="string" calcext:value-type="string">
            <text:p>Needs proofreading.</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33,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12" calcext:value-type="float">
            <text:p>112</text:p>
          </table:table-cell>
          <table:table-cell office:value-type="string" calcext:value-type="string">
            <text:p>Tinker Camp</text:p>
          </table:table-cell>
          <table:table-cell office:value-type="float" office:value="104" calcext:value-type="float">
            <text:p>10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9T08:30:00" calcext:value-type="date">
            <text:p>01/29/13 08:3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is area is finished thanks to Lironah!</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13" calcext:value-type="float">
            <text:p>113</text:p>
          </table:table-cell>
          <table:table-cell office:value-type="string" calcext:value-type="string">
            <text:p>Tinker Guild Area</text:p>
          </table:table-cell>
          <table:table-cell office:value-type="float" office:value="104" calcext:value-type="float">
            <text:p>10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9T08:30:00" calcext:value-type="date">
            <text:p>01/29/13 08:3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is area is finished thanks to Lironah!</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14" calcext:value-type="float">
            <text:p>114</text:p>
          </table:table-cell>
          <table:table-cell office:value-type="string" calcext:value-type="string">
            <text:p>!steal flag</text:p>
          </table:table-cell>
          <table:table-cell office:value-type="float" office:value="35" calcext:value-type="float">
            <text:p>35</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date" office:date-value="2013-02-01T08:00:00" calcext:value-type="date">
            <text:p>02/01/13 08:00 AM</text:p>
          </table:table-cell>
          <table:table-cell office:value-type="float" office:value="12" calcext:value-type="float">
            <text:p>12</text:p>
          </table:table-cell>
          <table:table-cell office:value-type="float" office:value="24" calcext:value-type="float">
            <text:p>24</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3" office:value-type="float" office:value="0" calcext:value-type="float">
            <text:p>0</text:p>
          </table:table-cell>
          <table:table-cell office:value-type="string" calcext:value-type="string">
            <text:p>The !steal flag sets items as broken, so when you load them, they load as broken. <text:s/>Needs fixing.</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1,</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115" calcext:value-type="float">
            <text:p>115</text:p>
          </table:table-cell>
          <table:table-cell office:value-type="string" calcext:value-type="string">
            <text:p>Delete IC Update files</text:p>
          </table:table-cell>
          <table:table-cell office:value-type="float" office:value="115" calcext:value-type="float">
            <text:p>115</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2-02T09:30:00" calcext:value-type="date">
            <text:p>02/02/13 09:3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All of the IC Update files for each nation need to be deleted in preparation for our new timeline, except for ones that can easily fit in with Winter's Heart. <text:s/>(Such as the Lord Captain Commander of the Children of the Light going missing... that actually happens in Winter's Heart, so can work here.) <text:s/>However... I am assigning this to Duren first, because in the process of trying to delete files, I discovered that most of them can't be deleted using icdelete. <text:s/>The issue with icdelete for Andor updates has been fixed. <text:s/>However, the updates for Arad Doman and Tar Valon cannot be deleted. <text:s/>I suspect because they are two words, and so whoever coded it did not include the proper syntax for deleting them. <text:s/>Same thing with Toman Head. <text:s/>I suspect Three-fold land will <text:s/>be the same, though there is nothing there to delete.</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3</text:p>
          </table:table-cell>
          <table:table-cell office:value-type="string" calcext:value-type="string">
            <text:p>17,32,1,4,</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116" calcext:value-type="float">
            <text:p>116</text:p>
          </table:table-cell>
          <table:table-cell office:value-type="string" calcext:value-type="string">
            <text:p>Angreal/Ter'Angreal</text:p>
          </table:table-cell>
          <table:table-cell office:value-type="float" office:value="82" calcext:value-type="float">
            <text:p>82</text:p>
          </table:table-cell>
          <table:table-cell office:value-type="float" office:value="0" calcext:value-type="float">
            <text:p>0</text:p>
          </table:table-cell>
          <table:table-cell office:value-type="float" office:value="4" calcext:value-type="float">
            <text:p>4</text:p>
          </table:table-cell>
          <table:table-cell office:value-type="float" office:value="17" calcext:value-type="float">
            <text:p>17</text:p>
          </table:table-cell>
          <table:table-cell office:value-type="date" office:date-value="2013-02-02T14:45:00" calcext:value-type="date">
            <text:p>02/02/13 02:45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3-31T17:00:00" calcext:value-type="date">
            <text:p>03/31/13 05:00 PM</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 think I would like to dedicate a zone for ter'angreals, angreals, etc. <text:s/>I can make the objects fairly quickly. <text:s/>It's just a matter of -coding- them to do what we want, which, Jeremy, if I recall you said you could make them do stuff, if I just explained what I wanted them to do. :) <text:s/>That would be awesome.Winston, I'll need your help, once we get the channeling system in, so we can work the angreal/ter'angreal into it somehow. <text:s/>The duplicate, create ter'angreal skills will actually have some meaning. <text:s/>And channelers will have a way to increase their strength while channeling with the angreals. These objects will NOT be easy for players to get. <text:s/>But I think they should be available. <text:s/>This is NOT a high priority right now, but something I'd like to see, and Maelyn expressed interest as well! - Ayasha</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2,1,</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118" calcext:value-type="float">
            <text:p>118</text:p>
          </table:table-cell>
          <table:table-cell office:value-type="string" calcext:value-type="string">
            <text:p>Fixing Ubermap.jpg</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2-04T08:00:00" calcext:value-type="date">
            <text:p>02/04/13 08:00 AM</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5" calcext:value-type="float">
            <text:p>5</text:p>
          </table:table-cell>
          <table:table-cell office:value-type="string" calcext:value-type="string">
            <text:p>I have copied the ubermap to my computer and have been fixing it in Paint. <text:s/>It simply isn't accurate. <text:s/>Especially the area around Caemlyn. <text:s/>It's all forest currently, but I am putting plains/farmlands around the city, and the Hills of Kintara start to the southeast of the City, so I'm putting hill coloring there. <text:s/>I will fix other things as I see them. <text:s/>- Ayasha</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1,</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19" calcext:value-type="float">
            <text:p>119</text:p>
          </table:table-cell>
          <table:table-cell office:value-type="string" calcext:value-type="string">
            <text:p>Policy Index Missing</text:p>
          </table:table-cell>
          <table:table-cell office:value-type="float" office:value="87" calcext:value-type="float">
            <text:p>87</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date" office:date-value="2013-04-01T08:00:00" calcext:value-type="date">
            <text:p>04/01/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4-07T17:00:00" calcext:value-type="date">
            <text:p>04/07/13 05:00 PM</text:p>
          </table:table-cell>
          <table:table-cell office:value-type="float" office:value="-1" calcext:value-type="float">
            <text:p>-1</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The Policy Index file has somehow been deleted, and we need it restored, so players can view a list of the various policies on Tyme. <text:s/>**Corrected**</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17,32,1,4,</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120" calcext:value-type="float">
            <text:p>120</text:p>
          </table:table-cell>
          <table:table-cell office:value-type="string" calcext:value-type="string">
            <text:p>Delete Shops under Show Shops</text:p>
          </table:table-cell>
          <table:table-cell office:value-type="float" office:value="39" calcext:value-type="float">
            <text:p>39</text:p>
          </table:table-cell>
          <table:table-cell office:value-type="float" office:value="0" calcext:value-type="float">
            <text:p>0</text:p>
          </table:table-cell>
          <table:table-cell office:value-type="float" office:value="3" calcext:value-type="float">
            <text:p>3</text:p>
          </table:table-cell>
          <table:table-cell office:value-type="float" office:value="17" calcext:value-type="float">
            <text:p>17</text:p>
          </table:table-cell>
          <table:table-cell office:value-type="date" office:date-value="2013-04-01T12:00:00" calcext:value-type="date">
            <text:p>04/01/13 1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4-10T17:00:00" calcext:value-type="date">
            <text:p>04/10/13 05:00 PM</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he shops in 'show shops' all need to be deleted. <text:s/>Most of those so-called 'shops' aren't even shops. <text:s/>Some of them match with the vnums for streets, and other places that are clearly not shops.If we can delete them, then I can go through and create each shop manually, and we will have a much shorter, much easier-to-navigate list of shops. <text:s/>This way, we don't have to scroll through 22 pages of non-existent shops just to find the few shops that actually exist.This is a very high priority task so we can get the shops in.</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1,</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121" calcext:value-type="float">
            <text:p>121</text:p>
          </table:table-cell>
          <table:table-cell office:value-type="string" calcext:value-type="string">
            <text:p>Chargen Placeholder Comments</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13-04-01T12:00:00" calcext:value-type="date">
            <text:p>04/01/13 1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4-30T17:00:00" calcext:value-type="date">
            <text:p>04/30/13 05:00 PM</text:p>
          </table:table-cell>
          <table:table-cell table:number-columns-repeated="3" office:value-type="float" office:value="0" calcext:value-type="float">
            <text:p>0</text:p>
          </table:table-cell>
          <table:table-cell office:value-type="string" calcext:value-type="string">
            <text:p>The new Chargen is almost finished, but there are a few 'placeholder' comments that need to be changed to what they really ought to be. <text:s/>This is mostly noted under the body type templates. <text:s/>For example, this is what you see when you type 'body' in chargen: <text:s text:c="21"/>Template: <text:s/>BarbieText goes here --------------| <text:s text:c="4"/>Strength <text:s text:c="3"/>130And here --------------------| <text:s text:c="4"/>Dexterity <text:s text:c="2"/>140And more here ---------------| <text:s text:c="4"/>Weight <text:s text:c="5"/>90Still more here -------------| <text:s text:c="24"/>wraps to here ----------------------------------------|------------------------------------------------------|------------------------------------------------------|------------------------------------------------------|------------------------------------------------------|When you enter your age, it does not acknowledge that you changed your age. <text:s/>It just shows up with the default prompt.Also, Benchpress needs a helpfile. <text:s/>This isn't really very self-explanatory to players, in my opinion. (Ayasha)</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17,32,1,4,</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122" calcext:value-type="float">
            <text:p>122</text:p>
          </table:table-cell>
          <table:table-cell office:value-type="string" calcext:value-type="string">
            <text:p>Skills and Teaching</text:p>
          </table:table-cell>
          <table:table-cell office:value-type="float" office:value="122" calcext:value-type="float">
            <text:p>122</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13-04-01T12:30:00" calcext:value-type="date">
            <text:p>04/01/13 12:3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4-30T17:00:00" calcext:value-type="date">
            <text:p>04/30/13 05:00 PM</text:p>
          </table:table-cell>
          <table:table-cell table:number-columns-repeated="3" office:value-type="float" office:value="0" calcext:value-type="float">
            <text:p>0</text:p>
          </table:table-cell>
          <table:table-cell office:value-type="string" calcext:value-type="string">
            <text:p>Skills can only currently be taught up to 50 percent. <text:s/>After that, it needs to be set by an imm. <text:s/>Not sure if this is intentional or not, or if we want players to be able to teach each other up to, say, 80%. <text:s/>Using skills does not cause them to increase, and the practice code is disabled.</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17,32,1,4,</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123" calcext:value-type="float">
            <text:p>123</text:p>
          </table:table-cell>
          <table:table-cell office:value-type="string" calcext:value-type="string">
            <text:p>OFA (Overall Fighting Ability)</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13-04-01T12:30:00" calcext:value-type="date">
            <text:p>04/01/13 12:3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4-30T17:00:00" calcext:value-type="date">
            <text:p>04/30/13 05:00 PM</text:p>
          </table:table-cell>
          <table:table-cell table:number-columns-repeated="3" office:value-type="float" office:value="0" calcext:value-type="float">
            <text:p>0</text:p>
          </table:table-cell>
          <table:table-cell office:value-type="string" calcext:value-type="string">
            <text:p>Per Rissa: <text:s/>OFA code Winston sent needs to be checked and, if correct, implemented.</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32,1,</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124" calcext:value-type="float">
            <text:p>124</text:p>
          </table:table-cell>
          <table:table-cell office:value-type="string" calcext:value-type="string">
            <text:p>Null Damage for Combat Weaves</text:p>
          </table:table-cell>
          <table:table-cell office:value-type="float" office:value="82" calcext:value-type="float">
            <text:p>82</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13-04-01T12:30:00" calcext:value-type="date">
            <text:p>04/01/13 12:3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4-30T17:00:00" calcext:value-type="date">
            <text:p>04/30/13 05:00 PM</text:p>
          </table:table-cell>
          <table:table-cell table:number-columns-repeated="3" office:value-type="float" office:value="0" calcext:value-type="float">
            <text:p>0</text:p>
          </table:table-cell>
          <table:table-cell office:value-type="string" calcext:value-type="string">
            <text:p>Weave damage code needs to be set to NULL so 'weave' can be re-enabled for channelers, at least until code combat comes in. <text:s/>This way players can at least do some channeling.</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17,32,1,4,</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25" calcext:value-type="float">
            <text:p>125</text:p>
          </table:table-cell>
          <table:table-cell office:value-type="string" calcext:value-type="string">
            <text:p>Ajax Client</text:p>
          </table:table-cell>
          <table:table-cell office:value-type="float" office:value="125" calcext:value-type="float">
            <text:p>125</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date" office:date-value="2013-04-03T08:00:00" calcext:value-type="date">
            <text:p>04/03/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4-06T17:00:00" calcext:value-type="date">
            <text:p>04/06/13 05:00 PM</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jax client is not working very well. <text:s/>You can't tell if you are connected or not. <text:s/>Sometimes, you think you're connected and you're not, and other times, you are not connected, when you think you are. <text:s/>We have been getting hits from a lot of new players, but they keep losing link. <text:s/>I've discovered that this is because they are trying to connect via the Ajax <text:s/>client through the website, but they are not able to log in properly and interact with the MUD. <text:s/>I experienced this problem myself on my new laptop. <text:s/>This is a pretty high priority fix we are needing if we are going to hang onto new players. :)</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17,32,1,4,</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126" calcext:value-type="float">
            <text:p>126</text:p>
          </table:table-cell>
          <table:table-cell office:value-type="string" calcext:value-type="string">
            <text:p>New Website Design</text:p>
          </table:table-cell>
          <table:table-cell office:value-type="float" office:value="126" calcext:value-type="float">
            <text:p>126</text:p>
          </table:table-cell>
          <table:table-cell office:value-type="float" office:value="0" calcext:value-type="float">
            <text:p>0</text:p>
          </table:table-cell>
          <table:table-cell office:value-type="float" office:value="9" calcext:value-type="float">
            <text:p>9</text:p>
          </table:table-cell>
          <table:table-cell office:value-type="float" office:value="4" calcext:value-type="float">
            <text:p>4</text:p>
          </table:table-cell>
          <table:table-cell office:value-type="date" office:date-value="2013-05-03T12:00:00" calcext:value-type="date">
            <text:p>05/03/13 12:00 PM</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office:value-type="date" office:date-value="2013-07-01T17:00:00" calcext:value-type="date">
            <text:p>07/01/13 05:00 PM</text:p>
          </table:table-cell>
          <table:table-cell table:number-columns-repeated="3" office:value-type="float" office:value="0" calcext:value-type="float">
            <text:p>0</text:p>
          </table:table-cell>
          <table:table-cell office:value-type="string" calcext:value-type="string">
            <text:p>We need a SERIOUS website overhaul. <text:s/>The design is archaic, the information is outdated, and there is functionality we need which is missing (social network buttons, etc.) <text:s/>I will happily update the site if I can get access to it. <text:s/>It won't be hugely fancy-expensive-professional, but I can at least get it to give correct information and look like it wasn't designed when geocities was still a thing.</text:p>
          </table:table-cell>
          <table:table-cell office:value-type="float" office:value="0" calcext:value-type="float">
            <text:p>0</text:p>
          </table:table-cell>
          <table:table-cell office:value-type="string" calcext:value-type="string">
            <text:p>NULL</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0,0</text:p>
          </table:table-cell>
          <table:table-cell office:value-type="string" calcext:value-type="string">
            <text:p>1,</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127" calcext:value-type="float">
            <text:p>127</text:p>
          </table:table-cell>
          <table:table-cell office:value-type="string" calcext:value-type="string">
            <text:p>Forsaken Disguise</text:p>
          </table:table-cell>
          <table:table-cell office:value-type="float" office:value="19" calcext:value-type="float">
            <text:p>19</text:p>
          </table:table-cell>
          <table:table-cell office:value-type="float" office:value="0" calcext:value-type="float">
            <text:p>0</text:p>
          </table:table-cell>
          <table:table-cell office:value-type="float" office:value="4" calcext:value-type="float">
            <text:p>4</text:p>
          </table:table-cell>
          <table:table-cell office:value-type="float" office:value="17" calcext:value-type="float">
            <text:p>17</text:p>
          </table:table-cell>
          <table:table-cell office:value-type="date" office:date-value="2013-10-05T15:45:00" calcext:value-type="date">
            <text:p>10/05/13 03:45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11-30T17:00:00" calcext:value-type="date">
            <text:p>11/30/13 05:00 PM</text:p>
          </table:table-cell>
          <table:table-cell table:number-columns-repeated="3" office:value-type="float" office:value="0" calcext:value-type="float">
            <text:p>0</text:p>
          </table:table-cell>
          <table:table-cell office:value-type="string" calcext:value-type="string">
            <text:p>Forsaken disguises do not show up on the wholist when it is checked on the website. <text:s/>So, while a Forsaken is fairly well-hidden on the who list in the game, when you check to see who is online on the website, you can see the Forsaken's name instead of the disguise name. <text:s/>Thismakes the disguise command for Forsaken rather pointless and if itis possible to correct this, that would be nice.</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1,</text:p>
          </table:table-cell>
          <table:table-cell office:value-type="string" calcext:value-type="string">
            <text:p>NULL</text:p>
          </table:table-cell>
          <table:table-cell office:value-type="float" office:value="2" calcext:value-type="float">
            <text:p>2</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phpMyAdmin 4.9.5deb2</meta:initial-creator>
    <meta:creation-date>2025-12-21T08:42:29</meta:creation-date>
    <dc:date>2025-12-21T08:44:13.186775244</dc:date>
    <meta:editing-duration>PT1M35S</meta:editing-duration>
    <meta:editing-cycles>1</meta:editing-cycles>
    <meta:document-statistic meta:table-count="1" meta:cell-count="3402" meta:object-count="0"/>
  </office:meta>
</office:document-meta>
</file>